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122cm"/>
    </style:style>
    <style:style style:name="co6" style:family="table-column">
      <style:table-column-properties fo:break-before="auto" style:column-width="2.86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3.581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3.838cm"/>
    </style:style>
    <style:style style:name="co11" style:family="table-column">
      <style:table-column-properties fo:break-before="auto" style:column-width="3.237cm"/>
    </style:style>
    <style:style style:name="co12" style:family="table-column">
      <style:table-column-properties fo:break-before="auto" style:column-width="2.979cm"/>
    </style:style>
    <style:style style:name="co13" style:family="table-column">
      <style:table-column-properties fo:break-before="auto" style:column-width="2.49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7" table:default-cell-style-name="ce2"/>
        <table:table-column table:style-name="co5" table:default-cell-style-name="ce1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2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OBJECTID</text:p>
          </table:table-cell>
          <table:table-cell office:value-type="string" calcext:value-type="string">
            <text:p>NR_FM</text:p>
          </table:table-cell>
          <table:table-cell office:value-type="string" calcext:value-type="string">
            <text:p>BN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b_H_M</text:p>
          </table:table-cell>
          <table:table-cell office:value-type="string" calcext:value-type="string">
            <text:p>wb_Kraft</text:p>
          </table:table-cell>
          <table:table-cell office:value-type="string" calcext:value-type="string">
            <text:p>wb_KZSTND_</text:p>
          </table:table-cell>
          <table:table-cell office:value-type="string" calcext:value-type="string">
            <text:p>wb_WR_kron</text:p>
          </table:table-cell>
          <table:table-cell office:value-type="string" calcext:value-type="string">
            <text:p>wb_Notiz</text:p>
          </table:table-cell>
          <table:table-cell office:value-type="string" calcext:value-type="string">
            <text:p>xcoord</text:p>
          </table:table-cell>
          <table:table-cell office:value-type="string" calcext:value-type="string">
            <text:p>ycoord</text:p>
          </table:table-cell>
          <table:table-cell office:value-type="string" calcext:value-type="string">
            <text:p>DBH_mm</text:p>
          </table:table-cell>
          <table:table-cell office:value-type="string" calcext:value-type="string">
            <text:p>BHD_CM</text:p>
          </table:table-cell>
          <table:table-cell office:value-type="string" calcext:value-type="string">
            <text:p>Height_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chicht</text:p>
          </table:table-cell>
          <table:table-cell office:value-type="string" calcext:value-type="string">
            <text:p>BA_Grup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Fraxinus excelsior</text:p>
          </table:table-cell>
          <table:table-cell office:value-type="float" office:value="37.1" calcext:value-type="float">
            <text:p>37.1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.5" calcext:value-type="float">
            <text:p>1.5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Resistograf</text:p>
          </table:table-cell>
          <table:table-cell office:value-type="float" office:value="430172.14" calcext:value-type="float">
            <text:p>430172.14000000000</text:p>
          </table:table-cell>
          <table:table-cell office:value-type="float" office:value="5893511.18" calcext:value-type="float">
            <text:p>5893511.18000000000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0000000000</text:p>
          </table:table-cell>
          <table:table-cell office:value-type="string" calcext:value-type="string">
            <text:p>37,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Fraxinus excelsior</text:p>
          </table:table-cell>
          <table:table-cell office:value-type="float" office:value="33.9" calcext:value-type="float">
            <text:p>33.9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82.46" calcext:value-type="float">
            <text:p>430182.46000000000</text:p>
          </table:table-cell>
          <table:table-cell office:value-type="float" office:value="5893511.76" calcext:value-type="float">
            <text:p>5893511.76000000000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0000000000</text:p>
          </table:table-cell>
          <table:table-cell office:value-type="string" calcext:value-type="string">
            <text:p>33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Fraxinus excelsior</text:p>
          </table:table-cell>
          <table:table-cell office:value-type="float" office:value="34.75" calcext:value-type="float">
            <text:p>34.75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70.65" calcext:value-type="float">
            <text:p>430170.65000000000</text:p>
          </table:table-cell>
          <table:table-cell office:value-type="float" office:value="5893504.69" calcext:value-type="float">
            <text:p>5893504.690000000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0000000000</text:p>
          </table:table-cell>
          <table:table-cell office:value-type="string" calcext:value-type="string">
            <text:p>34,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Fraxinus excelsior</text:p>
          </table:table-cell>
          <table:table-cell office:value-type="float" office:value="26.57" calcext:value-type="float">
            <text:p>26.57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61.68" calcext:value-type="float">
            <text:p>430161.68000000000</text:p>
          </table:table-cell>
          <table:table-cell office:value-type="float" office:value="5893506.86" calcext:value-type="float">
            <text:p>5893506.860000000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000000000</text:p>
          </table:table-cell>
          <table:table-cell office:value-type="string" calcext:value-type="string">
            <text:p>26,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Fraxinus excelsior</text:p>
          </table:table-cell>
          <table:table-cell office:value-type="float" office:value="31.7" calcext:value-type="float">
            <text:p>31.7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52.07" calcext:value-type="float">
            <text:p>430152.07000000000</text:p>
          </table:table-cell>
          <table:table-cell office:value-type="float" office:value="5893514.64" calcext:value-type="float">
            <text:p>5893514.64000000000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0000000000</text:p>
          </table:table-cell>
          <table:table-cell office:value-type="string" calcext:value-type="string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Fraxinus excelsior</text:p>
          </table:table-cell>
          <table:table-cell office:value-type="float" office:value="34.7" calcext:value-type="float">
            <text:p>34.7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.5" calcext:value-type="float">
            <text:p>3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32.29" calcext:value-type="float">
            <text:p>430132.29000000000</text:p>
          </table:table-cell>
          <table:table-cell office:value-type="float" office:value="5893515.43" calcext:value-type="float">
            <text:p>5893515.430000000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.00000000000</text:p>
          </table:table-cell>
          <table:table-cell office:value-type="string" calcext:value-type="string">
            <text:p>34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Fraxinus excelsior</text:p>
          </table:table-cell>
          <table:table-cell office:value-type="float" office:value="36.7" calcext:value-type="float">
            <text:p>36.7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27.41" calcext:value-type="float">
            <text:p>430127.41000000000</text:p>
          </table:table-cell>
          <table:table-cell office:value-type="float" office:value="5893516.01" calcext:value-type="float">
            <text:p>5893516.010000000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0000000000</text:p>
          </table:table-cell>
          <table:table-cell office:value-type="string" calcext:value-type="string">
            <text:p>36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Fraxinus excelsior</text:p>
          </table:table-cell>
          <table:table-cell office:value-type="float" office:value="36.7" calcext:value-type="float">
            <text:p>36.7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11.31" calcext:value-type="float">
            <text:p>430111.31000000000</text:p>
          </table:table-cell>
          <table:table-cell office:value-type="float" office:value="5893504" calcext:value-type="float">
            <text:p>5893504.000000000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.00000000000</text:p>
          </table:table-cell>
          <table:table-cell office:value-type="string" calcext:value-type="string">
            <text:p>36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Fraxinus excelsior</text:p>
          </table:table-cell>
          <table:table-cell office:value-type="float" office:value="34.2" calcext:value-type="float">
            <text:p>34.2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127 ist tot</text:p>
          </table:table-cell>
          <table:table-cell office:value-type="float" office:value="430130.03" calcext:value-type="float">
            <text:p>430130.03000000000</text:p>
          </table:table-cell>
          <table:table-cell office:value-type="float" office:value="5893498.62" calcext:value-type="float">
            <text:p>5893498.620000000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.00000000000</text:p>
          </table:table-cell>
          <table:table-cell office:value-type="string" calcext:value-type="string">
            <text:p>34,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Fraxinus excelsior</text:p>
          </table:table-cell>
          <table:table-cell office:value-type="float" office:value="35.1" calcext:value-type="float">
            <text:p>35.1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30.43" calcext:value-type="float">
            <text:p>430130.43000000000</text:p>
          </table:table-cell>
          <table:table-cell office:value-type="float" office:value="5893496.18" calcext:value-type="float">
            <text:p>5893496.1800000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.00000000000</text:p>
          </table:table-cell>
          <table:table-cell office:value-type="string" calcext:value-type="string">
            <text:p>35,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Fraxinus excelsior</text:p>
          </table:table-cell>
          <table:table-cell office:value-type="float" office:value="26.7" calcext:value-type="float">
            <text:p>26.7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36.31" calcext:value-type="float">
            <text:p>430136.31000000000</text:p>
          </table:table-cell>
          <table:table-cell office:value-type="float" office:value="5893506.76" calcext:value-type="float">
            <text:p>5893506.7600000000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0000000000</text:p>
          </table:table-cell>
          <table:table-cell office:value-type="string" calcext:value-type="string">
            <text:p>26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Fraxinus excelsior</text:p>
          </table:table-cell>
          <table:table-cell office:value-type="float" office:value="35.7" calcext:value-type="float">
            <text:p>35.7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40.41" calcext:value-type="float">
            <text:p>430140.41000000000</text:p>
          </table:table-cell>
          <table:table-cell office:value-type="float" office:value="5893505.2" calcext:value-type="float">
            <text:p>5893505.20000000000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0000000000</text:p>
          </table:table-cell>
          <table:table-cell office:value-type="string" calcext:value-type="string">
            <text:p>35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Fraxinus excelsior</text:p>
          </table:table-cell>
          <table:table-cell office:value-type="float" office:value="33.9" calcext:value-type="float">
            <text:p>33.9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Frostriss</text:p>
          </table:table-cell>
          <table:table-cell office:value-type="float" office:value="430140.51" calcext:value-type="float">
            <text:p>430140.51000000000</text:p>
          </table:table-cell>
          <table:table-cell office:value-type="float" office:value="5893500.23" calcext:value-type="float">
            <text:p>5893500.23000000000</text:p>
          </table:table-cell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.50000000000</text:p>
          </table:table-cell>
          <table:table-cell office:value-type="string" calcext:value-type="string">
            <text:p>33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Fraxinus excelsior</text:p>
          </table:table-cell>
          <table:table-cell office:value-type="float" office:value="31.5" calcext:value-type="float">
            <text:p>31.5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48.26" calcext:value-type="float">
            <text:p>430148.26000000000</text:p>
          </table:table-cell>
          <table:table-cell office:value-type="float" office:value="5893498.01" calcext:value-type="float">
            <text:p>5893498.01000000000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0000000000</text:p>
          </table:table-cell>
          <table:table-cell office:value-type="string" calcext:value-type="string">
            <text:p>31,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Fraxinus excelsior</text:p>
          </table:table-cell>
          <table:table-cell office:value-type="float" office:value="31.7" calcext:value-type="float">
            <text:p>31.7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Resistograf</text:p>
          </table:table-cell>
          <table:table-cell office:value-type="float" office:value="430153.2" calcext:value-type="float">
            <text:p>430153.20000000000</text:p>
          </table:table-cell>
          <table:table-cell office:value-type="float" office:value="5893503.1" calcext:value-type="float">
            <text:p>5893503.10000000000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0000000000</text:p>
          </table:table-cell>
          <table:table-cell office:value-type="string" calcext:value-type="string">
            <text:p>31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Fraxinus excelsior</text:p>
          </table:table-cell>
          <table:table-cell office:value-type="float" office:value="32.9" calcext:value-type="float">
            <text:p>32.9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.5" calcext:value-type="float">
            <text:p>3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56.01" calcext:value-type="float">
            <text:p>430156.01000000000</text:p>
          </table:table-cell>
          <table:table-cell office:value-type="float" office:value="5893498.83" calcext:value-type="float">
            <text:p>5893498.83000000000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0000000000</text:p>
          </table:table-cell>
          <table:table-cell office:value-type="string" calcext:value-type="string">
            <text:p>32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Fraxinus excelsior</text:p>
          </table:table-cell>
          <table:table-cell office:value-type="float" office:value="30.6" calcext:value-type="float">
            <text:p>30.6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61.21" calcext:value-type="float">
            <text:p>430161.21000000000</text:p>
          </table:table-cell>
          <table:table-cell office:value-type="float" office:value="5893502.63" calcext:value-type="float">
            <text:p>5893502.630000000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000000000</text:p>
          </table:table-cell>
          <table:table-cell office:value-type="string" calcext:value-type="string">
            <text:p>30,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Fraxinus excelsior</text:p>
          </table:table-cell>
          <table:table-cell office:value-type="float" office:value="32.4" calcext:value-type="float">
            <text:p>32.4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66.88" calcext:value-type="float">
            <text:p>430166.88000000000</text:p>
          </table:table-cell>
          <table:table-cell office:value-type="float" office:value="5893499.03" calcext:value-type="float">
            <text:p>5893499.03000000000</text:p>
          </table:table-cell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.50000000000</text:p>
          </table:table-cell>
          <table:table-cell office:value-type="string" calcext:value-type="string">
            <text:p>32,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Fraxinus excelsior</text:p>
          </table:table-cell>
          <table:table-cell office:value-type="float" office:value="31.33" calcext:value-type="float">
            <text:p>31.33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140 ist tot</text:p>
          </table:table-cell>
          <table:table-cell office:value-type="float" office:value="430168.8" calcext:value-type="float">
            <text:p>430168.80000000000</text:p>
          </table:table-cell>
          <table:table-cell office:value-type="float" office:value="5893500.68" calcext:value-type="float">
            <text:p>5893500.68000000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000000000</text:p>
          </table:table-cell>
          <table:table-cell office:value-type="string" calcext:value-type="string">
            <text:p>31,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Fraxinus excelsior</text:p>
          </table:table-cell>
          <table:table-cell office:value-type="float" office:value="31.3" calcext:value-type="float">
            <text:p>31.3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72.23" calcext:value-type="float">
            <text:p>430172.23000000000</text:p>
          </table:table-cell>
          <table:table-cell office:value-type="float" office:value="5893490.97" calcext:value-type="float">
            <text:p>5893490.97000000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000000000</text:p>
          </table:table-cell>
          <table:table-cell office:value-type="string" calcext:value-type="string">
            <text:p>31,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Fraxinus excelsior</text:p>
          </table:table-cell>
          <table:table-cell office:value-type="float" office:value="30.84" calcext:value-type="float">
            <text:p>30.84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79.31" calcext:value-type="float">
            <text:p>430179.31000000000</text:p>
          </table:table-cell>
          <table:table-cell office:value-type="float" office:value="5893496.86" calcext:value-type="float">
            <text:p>5893496.860000000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.00000000000</text:p>
          </table:table-cell>
          <table:table-cell office:value-type="string" calcext:value-type="string">
            <text:p>30,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raxinus excelsior</text:p>
          </table:table-cell>
          <table:table-cell office:value-type="float" office:value="28.95" calcext:value-type="float">
            <text:p>28.95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98.68" calcext:value-type="float">
            <text:p>430198.68000000000</text:p>
          </table:table-cell>
          <table:table-cell office:value-type="float" office:value="5893473.61" calcext:value-type="float">
            <text:p>5893473.61000000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000000000</text:p>
          </table:table-cell>
          <table:table-cell office:value-type="string" calcext:value-type="string">
            <text:p>28,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Fraxinus excelsior</text:p>
          </table:table-cell>
          <table:table-cell office:value-type="float" office:value="31.06" calcext:value-type="float">
            <text:p>31.06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96.18" calcext:value-type="float">
            <text:p>430196.18000000000</text:p>
          </table:table-cell>
          <table:table-cell office:value-type="float" office:value="5893476.1" calcext:value-type="float">
            <text:p>5893476.100000000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.00000000000</text:p>
          </table:table-cell>
          <table:table-cell office:value-type="string" calcext:value-type="string">
            <text:p>31,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Fraxinus excelsior</text:p>
          </table:table-cell>
          <table:table-cell office:value-type="float" office:value="21.74" calcext:value-type="float">
            <text:p>21.74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keine Nr. am Stamm</text:p>
          </table:table-cell>
          <table:table-cell office:value-type="float" office:value="430190.78" calcext:value-type="float">
            <text:p>430190.78000000000</text:p>
          </table:table-cell>
          <table:table-cell office:value-type="float" office:value="5893472.91" calcext:value-type="float">
            <text:p>5893472.91000000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000000000</text:p>
          </table:table-cell>
          <table:table-cell office:value-type="string" calcext:value-type="string">
            <text:p>21,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Fraxinus excelsior</text:p>
          </table:table-cell>
          <table:table-cell office:value-type="float" office:value="33.72" calcext:value-type="float">
            <text:p>33.72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.5" calcext:value-type="float">
            <text:p>1.5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R+</text:p>
          </table:table-cell>
          <table:table-cell office:value-type="float" office:value="430185.04" calcext:value-type="float">
            <text:p>430185.04000000000</text:p>
          </table:table-cell>
          <table:table-cell office:value-type="float" office:value="5893485.94" calcext:value-type="float">
            <text:p>5893485.94000000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.00000000000</text:p>
          </table:table-cell>
          <table:table-cell office:value-type="string" calcext:value-type="string">
            <text:p>33,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Fraxinus excelsior</text:p>
          </table:table-cell>
          <table:table-cell office:value-type="float" office:value="33.7" calcext:value-type="float">
            <text:p>33.7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83.9" calcext:value-type="float">
            <text:p>430183.90000000000</text:p>
          </table:table-cell>
          <table:table-cell office:value-type="float" office:value="5893477.76" calcext:value-type="float">
            <text:p>5893477.760000000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000000000</text:p>
          </table:table-cell>
          <table:table-cell office:value-type="string" calcext:value-type="string">
            <text:p>33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Fraxinus excelsior</text:p>
          </table:table-cell>
          <table:table-cell office:value-type="float" office:value="31.06" calcext:value-type="float">
            <text:p>31.06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74.27" calcext:value-type="float">
            <text:p>430174.27000000000</text:p>
          </table:table-cell>
          <table:table-cell office:value-type="float" office:value="5893481.99" calcext:value-type="float">
            <text:p>5893481.99000000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000000000</text:p>
          </table:table-cell>
          <table:table-cell office:value-type="string" calcext:value-type="string">
            <text:p>31,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Fraxinus excelsior</text:p>
          </table:table-cell>
          <table:table-cell office:value-type="float" office:value="27.67" calcext:value-type="float">
            <text:p>27.67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71.73" calcext:value-type="float">
            <text:p>430171.73000000000</text:p>
          </table:table-cell>
          <table:table-cell office:value-type="float" office:value="5893485" calcext:value-type="float">
            <text:p>5893485.0000000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000000000</text:p>
          </table:table-cell>
          <table:table-cell office:value-type="string" calcext:value-type="string">
            <text:p>27,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Fraxinus excelsior</text:p>
          </table:table-cell>
          <table:table-cell office:value-type="float" office:value="33.13" calcext:value-type="float">
            <text:p>33.13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R-</text:p>
          </table:table-cell>
          <table:table-cell office:value-type="float" office:value="430169.39" calcext:value-type="float">
            <text:p>430169.39000000000</text:p>
          </table:table-cell>
          <table:table-cell office:value-type="float" office:value="5893481.68" calcext:value-type="float">
            <text:p>5893481.68000000000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000000000</text:p>
          </table:table-cell>
          <table:table-cell office:value-type="string" calcext:value-type="string">
            <text:p>33,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Fraxinus excelsior</text:p>
          </table:table-cell>
          <table:table-cell office:value-type="float" office:value="31.6" calcext:value-type="float">
            <text:p>31.6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51.04" calcext:value-type="float">
            <text:p>430151.04000000000</text:p>
          </table:table-cell>
          <table:table-cell office:value-type="float" office:value="5893488.94" calcext:value-type="float">
            <text:p>5893488.940000000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.00000000000</text:p>
          </table:table-cell>
          <table:table-cell office:value-type="string" calcext:value-type="string">
            <text:p>31,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Fraxinus excelsior</text:p>
          </table:table-cell>
          <table:table-cell office:value-type="float" office:value="28.6" calcext:value-type="float">
            <text:p>28.6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46.23" calcext:value-type="float">
            <text:p>430146.23000000000</text:p>
          </table:table-cell>
          <table:table-cell office:value-type="float" office:value="5893488.58" calcext:value-type="float">
            <text:p>5893488.5800000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.00000000000</text:p>
          </table:table-cell>
          <table:table-cell office:value-type="string" calcext:value-type="string">
            <text:p>28,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Fraxinus excelsior</text:p>
          </table:table-cell>
          <table:table-cell office:value-type="float" office:value="34.2" calcext:value-type="float">
            <text:p>34.2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.5" calcext:value-type="float">
            <text:p>1.5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37.93" calcext:value-type="float">
            <text:p>430137.93000000000</text:p>
          </table:table-cell>
          <table:table-cell office:value-type="float" office:value="5893485.66" calcext:value-type="float">
            <text:p>5893485.66000000000</text:p>
          </table:table-cell>
          <table:table-cell office:value-type="float" office:value="0" calcext:value-type="float">
            <text:p>0</text:p>
          </table:table-cell>
          <table:table-cell office:value-type="float" office:value="48.5" calcext:value-type="float">
            <text:p>48.50000000000</text:p>
          </table:table-cell>
          <table:table-cell office:value-type="string" calcext:value-type="string">
            <text:p>34,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Fraxinus excelsior</text:p>
          </table:table-cell>
          <table:table-cell office:value-type="float" office:value="35.5" calcext:value-type="float">
            <text:p>35.5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0</text:p>
          </table:table-cell>
          <table:table-cell/>
          <table:table-cell office:value-type="float" office:value="430135.55" calcext:value-type="float">
            <text:p>430135.55000000000</text:p>
          </table:table-cell>
          <table:table-cell office:value-type="float" office:value="5893486.93" calcext:value-type="float">
            <text:p>5893486.930000000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0000000000</text:p>
          </table:table-cell>
          <table:table-cell office:value-type="string" calcext:value-type="string">
            <text:p>35,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Fraxinus excelsior</text:p>
          </table:table-cell>
          <table:table-cell office:value-type="float" office:value="34.9" calcext:value-type="float">
            <text:p>34.9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28.26" calcext:value-type="float">
            <text:p>430128.26000000000</text:p>
          </table:table-cell>
          <table:table-cell office:value-type="float" office:value="5893488.98" calcext:value-type="float">
            <text:p>5893488.980000000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.00000000000</text:p>
          </table:table-cell>
          <table:table-cell office:value-type="string" calcext:value-type="string">
            <text:p>34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Fraxinus excelsior</text:p>
          </table:table-cell>
          <table:table-cell office:value-type="float" office:value="30.9" calcext:value-type="float">
            <text:p>30.9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28.45" calcext:value-type="float">
            <text:p>430128.45000000000</text:p>
          </table:table-cell>
          <table:table-cell office:value-type="float" office:value="5893494.08" calcext:value-type="float">
            <text:p>5893494.08000000000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0000000000</text:p>
          </table:table-cell>
          <table:table-cell office:value-type="string" calcext:value-type="string">
            <text:p>30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Fraxinus excelsior</text:p>
          </table:table-cell>
          <table:table-cell office:value-type="float" office:value="38.2" calcext:value-type="float">
            <text:p>38.2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10.41" calcext:value-type="float">
            <text:p>430110.41000000000</text:p>
          </table:table-cell>
          <table:table-cell office:value-type="float" office:value="5893495.94" calcext:value-type="float">
            <text:p>5893495.940000000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.50000000000</text:p>
          </table:table-cell>
          <table:table-cell office:value-type="string" calcext:value-type="string">
            <text:p>38,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Fraxinus excelsior</text:p>
          </table:table-cell>
          <table:table-cell office:value-type="float" office:value="37.6" calcext:value-type="float">
            <text:p>37.6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14.01" calcext:value-type="float">
            <text:p>430114.01000000000</text:p>
          </table:table-cell>
          <table:table-cell office:value-type="float" office:value="5893492.19" calcext:value-type="float">
            <text:p>5893492.19000000000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0000000000</text:p>
          </table:table-cell>
          <table:table-cell office:value-type="string" calcext:value-type="string">
            <text:p>37,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Fraxinus excelsior</text:p>
          </table:table-cell>
          <table:table-cell office:value-type="float" office:value="33.3" calcext:value-type="float">
            <text:p>33.3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11.98" calcext:value-type="float">
            <text:p>430111.98000000000</text:p>
          </table:table-cell>
          <table:table-cell office:value-type="float" office:value="5893490.56" calcext:value-type="float">
            <text:p>5893490.560000000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000000000</text:p>
          </table:table-cell>
          <table:table-cell office:value-type="string" calcext:value-type="string">
            <text:p>33,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Fraxinus excelsior</text:p>
          </table:table-cell>
          <table:table-cell office:value-type="float" office:value="30.1" calcext:value-type="float">
            <text:p>30.1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0</text:p>
          </table:table-cell>
          <table:table-cell/>
          <table:table-cell office:value-type="float" office:value="430113.06" calcext:value-type="float">
            <text:p>430113.06000000000</text:p>
          </table:table-cell>
          <table:table-cell office:value-type="float" office:value="5893489.26" calcext:value-type="float">
            <text:p>5893489.2600000000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000000000</text:p>
          </table:table-cell>
          <table:table-cell office:value-type="string" calcext:value-type="string">
            <text:p>3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Fraxinus excelsior</text:p>
          </table:table-cell>
          <table:table-cell office:value-type="float" office:value="34.9" calcext:value-type="float">
            <text:p>34.9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" calcext:value-type="float">
            <text:p>1.00000000000</text:p>
          </table:table-cell>
          <table:table-cell table:style-name="ce3" office:value-type="string" calcext:value-type="string">
            <text:p>0</text:p>
          </table:table-cell>
          <table:table-cell/>
          <table:table-cell office:value-type="float" office:value="430120.1" calcext:value-type="float">
            <text:p>430120.10000000000</text:p>
          </table:table-cell>
          <table:table-cell office:value-type="float" office:value="5893492.03" calcext:value-type="float">
            <text:p>5893492.03000000000</text:p>
          </table:table-cell>
          <table:table-cell office:value-type="float" office:value="0" calcext:value-type="float">
            <text:p>0</text:p>
          </table:table-cell>
          <table:table-cell office:value-type="float" office:value="45.5" calcext:value-type="float">
            <text:p>45.50000000000</text:p>
          </table:table-cell>
          <table:table-cell office:value-type="string" calcext:value-type="string">
            <text:p>34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Fraxinus excelsior</text:p>
          </table:table-cell>
          <table:table-cell office:value-type="float" office:value="30.8" calcext:value-type="float">
            <text:p>30.8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24.42" calcext:value-type="float">
            <text:p>430124.42000000000</text:p>
          </table:table-cell>
          <table:table-cell office:value-type="float" office:value="5893488.26" calcext:value-type="float">
            <text:p>5893488.26000000000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000000000</text:p>
          </table:table-cell>
          <table:table-cell office:value-type="string" calcext:value-type="string">
            <text:p>30,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Fraxinus excelsior</text:p>
          </table:table-cell>
          <table:table-cell office:value-type="float" office:value="33.44" calcext:value-type="float">
            <text:p>33.44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61.55" calcext:value-type="float">
            <text:p>430161.55000000000</text:p>
          </table:table-cell>
          <table:table-cell office:value-type="float" office:value="5893476.03" calcext:value-type="float">
            <text:p>5893476.030000000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.00000000000</text:p>
          </table:table-cell>
          <table:table-cell office:value-type="string" calcext:value-type="string">
            <text:p>33,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Fraxinus excelsior</text:p>
          </table:table-cell>
          <table:table-cell office:value-type="float" office:value="35.21" calcext:value-type="float">
            <text:p>35.21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58.13" calcext:value-type="float">
            <text:p>430158.13000000000</text:p>
          </table:table-cell>
          <table:table-cell office:value-type="float" office:value="5893474.98" calcext:value-type="float">
            <text:p>5893474.98000000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.00000000000</text:p>
          </table:table-cell>
          <table:table-cell office:value-type="string" calcext:value-type="string">
            <text:p>35,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Fraxinus excelsior</text:p>
          </table:table-cell>
          <table:table-cell office:value-type="float" office:value="37.2" calcext:value-type="float">
            <text:p>37.2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.5" calcext:value-type="float">
            <text:p>1.5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55.52" calcext:value-type="float">
            <text:p>430155.52000000000</text:p>
          </table:table-cell>
          <table:table-cell office:value-type="float" office:value="5893469.56" calcext:value-type="float">
            <text:p>5893469.56000000000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.50000000000</text:p>
          </table:table-cell>
          <table:table-cell office:value-type="string" calcext:value-type="string">
            <text:p>37,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Fraxinus excelsior</text:p>
          </table:table-cell>
          <table:table-cell office:value-type="float" office:value="31.33" calcext:value-type="float">
            <text:p>31.33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.5" calcext:value-type="float">
            <text:p>3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57.35" calcext:value-type="float">
            <text:p>430157.35000000000</text:p>
          </table:table-cell>
          <table:table-cell office:value-type="float" office:value="5893470.12" calcext:value-type="float">
            <text:p>5893470.120000000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000000000</text:p>
          </table:table-cell>
          <table:table-cell office:value-type="string" calcext:value-type="string">
            <text:p>31,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Fraxinus excelsior</text:p>
          </table:table-cell>
          <table:table-cell office:value-type="float" office:value="33" calcext:value-type="float">
            <text:p>33.0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.5" calcext:value-type="float">
            <text:p>1.5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R+</text:p>
          </table:table-cell>
          <table:table-cell office:value-type="float" office:value="430166.01" calcext:value-type="float">
            <text:p>430166.01000000000</text:p>
          </table:table-cell>
          <table:table-cell office:value-type="float" office:value="5893473.12" calcext:value-type="float">
            <text:p>5893473.12000000000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000000000</text:p>
          </table:table-cell>
          <table:table-cell table:style-name="ce3" office:value-type="string" calcext:value-type="string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Fraxinus excelsior</text:p>
          </table:table-cell>
          <table:table-cell office:value-type="float" office:value="36.54" calcext:value-type="float">
            <text:p>36.54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57.85" calcext:value-type="float">
            <text:p>430157.85000000000</text:p>
          </table:table-cell>
          <table:table-cell office:value-type="float" office:value="5893461.14" calcext:value-type="float">
            <text:p>5893461.140000000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000000000</text:p>
          </table:table-cell>
          <table:table-cell office:value-type="string" calcext:value-type="string">
            <text:p>36,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Fraxinus excelsior</text:p>
          </table:table-cell>
          <table:table-cell office:value-type="float" office:value="30.55" calcext:value-type="float">
            <text:p>30.55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85.2" calcext:value-type="float">
            <text:p>430185.20000000000</text:p>
          </table:table-cell>
          <table:table-cell office:value-type="float" office:value="5893461.69" calcext:value-type="float">
            <text:p>5893461.69000000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000000000</text:p>
          </table:table-cell>
          <table:table-cell office:value-type="string" calcext:value-type="string">
            <text:p>30,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Fraxinus excelsior</text:p>
          </table:table-cell>
          <table:table-cell office:value-type="float" office:value="29.78" calcext:value-type="float">
            <text:p>29.78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R-</text:p>
          </table:table-cell>
          <table:table-cell office:value-type="float" office:value="430184.68" calcext:value-type="float">
            <text:p>430184.68000000000</text:p>
          </table:table-cell>
          <table:table-cell office:value-type="float" office:value="5893471.98" calcext:value-type="float">
            <text:p>5893471.980000000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000000000</text:p>
          </table:table-cell>
          <table:table-cell office:value-type="string" calcext:value-type="string">
            <text:p>29,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Fraxinus excelsior</text:p>
          </table:table-cell>
          <table:table-cell office:value-type="float" office:value="32.12" calcext:value-type="float">
            <text:p>32.12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88.31" calcext:value-type="float">
            <text:p>430188.31000000000</text:p>
          </table:table-cell>
          <table:table-cell office:value-type="float" office:value="5893458.68" calcext:value-type="float">
            <text:p>5893458.68000000000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0000000000</text:p>
          </table:table-cell>
          <table:table-cell office:value-type="string" calcext:value-type="string">
            <text:p>32,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Fraxinus excelsior</text:p>
          </table:table-cell>
          <table:table-cell office:value-type="float" office:value="29.33" calcext:value-type="float">
            <text:p>29.33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90.8" calcext:value-type="float">
            <text:p>430190.80000000000</text:p>
          </table:table-cell>
          <table:table-cell office:value-type="float" office:value="5893457.26" calcext:value-type="float">
            <text:p>5893457.2600000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000000000</text:p>
          </table:table-cell>
          <table:table-cell office:value-type="string" calcext:value-type="string">
            <text:p>29,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Fraxinus excelsior</text:p>
          </table:table-cell>
          <table:table-cell office:value-type="float" office:value="34.57" calcext:value-type="float">
            <text:p>34.57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.5" calcext:value-type="float">
            <text:p>1.5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R+</text:p>
          </table:table-cell>
          <table:table-cell office:value-type="float" office:value="430187.87" calcext:value-type="float">
            <text:p>430187.87000000000</text:p>
          </table:table-cell>
          <table:table-cell office:value-type="float" office:value="5893451.2" calcext:value-type="float">
            <text:p>5893451.200000000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000000000</text:p>
          </table:table-cell>
          <table:table-cell office:value-type="string" calcext:value-type="string">
            <text:p>34,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Fraxinus excelsior</text:p>
          </table:table-cell>
          <table:table-cell office:value-type="float" office:value="30.2" calcext:value-type="float">
            <text:p>30.2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190 ist tot</text:p>
          </table:table-cell>
          <table:table-cell office:value-type="float" office:value="430184.67" calcext:value-type="float">
            <text:p>430184.67000000000</text:p>
          </table:table-cell>
          <table:table-cell office:value-type="float" office:value="5893437.3" calcext:value-type="float">
            <text:p>5893437.300000000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.00000000000</text:p>
          </table:table-cell>
          <table:table-cell office:value-type="string" calcext:value-type="string">
            <text:p>30,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Fraxinus excelsior</text:p>
          </table:table-cell>
          <table:table-cell office:value-type="float" office:value="23.31" calcext:value-type="float">
            <text:p>23.31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77.99" calcext:value-type="float">
            <text:p>430177.99000000000</text:p>
          </table:table-cell>
          <table:table-cell office:value-type="float" office:value="5893451.54" calcext:value-type="float">
            <text:p>5893451.54000000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000000000</text:p>
          </table:table-cell>
          <table:table-cell office:value-type="string" calcext:value-type="string">
            <text:p>23,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Fraxinus excelsior</text:p>
          </table:table-cell>
          <table:table-cell office:value-type="float" office:value="35.92" calcext:value-type="float">
            <text:p>35.92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60.45" calcext:value-type="float">
            <text:p>430160.45000000000</text:p>
          </table:table-cell>
          <table:table-cell office:value-type="float" office:value="5893455.73" calcext:value-type="float">
            <text:p>5893455.73000000000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0000000000</text:p>
          </table:table-cell>
          <table:table-cell office:value-type="string" calcext:value-type="string">
            <text:p>35,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Fraxinus excelsior</text:p>
          </table:table-cell>
          <table:table-cell office:value-type="float" office:value="36.36" calcext:value-type="float">
            <text:p>36.36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59.4" calcext:value-type="float">
            <text:p>430159.40000000000</text:p>
          </table:table-cell>
          <table:table-cell office:value-type="float" office:value="5893450.95" calcext:value-type="float">
            <text:p>5893450.950000000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.00000000000</text:p>
          </table:table-cell>
          <table:table-cell office:value-type="string" calcext:value-type="string">
            <text:p>36,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Fraxinus excelsior</text:p>
          </table:table-cell>
          <table:table-cell office:value-type="float" office:value="35.2" calcext:value-type="float">
            <text:p>35.2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09.51" calcext:value-type="float">
            <text:p>430109.51000000000</text:p>
          </table:table-cell>
          <table:table-cell office:value-type="float" office:value="5893488.23" calcext:value-type="float">
            <text:p>5893488.23000000000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0000000000</text:p>
          </table:table-cell>
          <table:table-cell office:value-type="string" calcext:value-type="string">
            <text:p>35,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Fraxinus excelsior</text:p>
          </table:table-cell>
          <table:table-cell office:value-type="float" office:value="34.8" calcext:value-type="float">
            <text:p>34.8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3.5" calcext:value-type="float">
            <text:p>3.5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Resistograf</text:p>
          </table:table-cell>
          <table:table-cell office:value-type="float" office:value="430106.29" calcext:value-type="float">
            <text:p>430106.29000000000</text:p>
          </table:table-cell>
          <table:table-cell office:value-type="float" office:value="5893489.72" calcext:value-type="float">
            <text:p>5893489.720000000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0000000000</text:p>
          </table:table-cell>
          <table:table-cell office:value-type="string" calcext:value-type="string">
            <text:p>34,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Fraxinus excelsior</text:p>
          </table:table-cell>
          <table:table-cell office:value-type="float" office:value="34.6" calcext:value-type="float">
            <text:p>34.6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04.9" calcext:value-type="float">
            <text:p>430104.90000000000</text:p>
          </table:table-cell>
          <table:table-cell office:value-type="float" office:value="5893488.79" calcext:value-type="float">
            <text:p>5893488.790000000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000000000</text:p>
          </table:table-cell>
          <table:table-cell office:value-type="string" calcext:value-type="string">
            <text:p>34,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Fraxinus excelsior</text:p>
          </table:table-cell>
          <table:table-cell office:value-type="float" office:value="31.2" calcext:value-type="float">
            <text:p>31.2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430108.86" calcext:value-type="float">
            <text:p>430108.86000000000</text:p>
          </table:table-cell>
          <table:table-cell office:value-type="float" office:value="5893464.37" calcext:value-type="float">
            <text:p>5893464.37000000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000000000</text:p>
          </table:table-cell>
          <table:table-cell office:value-type="string" calcext:value-type="string">
            <text:p>31,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Fraxinus excelsior</text:p>
          </table:table-cell>
          <table:table-cell office:value-type="float" office:value="35" calcext:value-type="float">
            <text:p>35.0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16.69" calcext:value-type="float">
            <text:p>430116.69000000000</text:p>
          </table:table-cell>
          <table:table-cell office:value-type="float" office:value="5893463.01" calcext:value-type="float">
            <text:p>5893463.01000000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.00000000000</text:p>
          </table:table-cell>
          <table:table-cell table:style-name="ce3" office:value-type="string" calcext:value-type="string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Fraxinus excelsior</text:p>
          </table:table-cell>
          <table:table-cell office:value-type="float" office:value="35.3" calcext:value-type="float">
            <text:p>35.3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17.64" calcext:value-type="float">
            <text:p>430117.64000000000</text:p>
          </table:table-cell>
          <table:table-cell office:value-type="float" office:value="5893460.64" calcext:value-type="float">
            <text:p>5893460.640000000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0000000000</text:p>
          </table:table-cell>
          <table:table-cell office:value-type="string" calcext:value-type="string">
            <text:p>35,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Fraxinus excelsior</text:p>
          </table:table-cell>
          <table:table-cell office:value-type="float" office:value="34.23" calcext:value-type="float">
            <text:p>34.23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20.62" calcext:value-type="float">
            <text:p>430120.62000000000</text:p>
          </table:table-cell>
          <table:table-cell office:value-type="float" office:value="5893458.24" calcext:value-type="float">
            <text:p>5893458.24000000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000000000</text:p>
          </table:table-cell>
          <table:table-cell office:value-type="string" calcext:value-type="string">
            <text:p>34,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Fraxinus excelsior</text:p>
          </table:table-cell>
          <table:table-cell office:value-type="float" office:value="34" calcext:value-type="float">
            <text:p>34.0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11.66" calcext:value-type="float">
            <text:p>430111.66000000000</text:p>
          </table:table-cell>
          <table:table-cell office:value-type="float" office:value="5893454.99" calcext:value-type="float">
            <text:p>5893454.990000000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000000000</text:p>
          </table:table-cell>
          <table:table-cell table:style-name="ce3" office:value-type="string" calcext:value-type="string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Fraxinus excelsior</text:p>
          </table:table-cell>
          <table:table-cell office:value-type="float" office:value="32.7" calcext:value-type="float">
            <text:p>32.7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1.5" calcext:value-type="float">
            <text:p>1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07.62" calcext:value-type="float">
            <text:p>430107.62000000000</text:p>
          </table:table-cell>
          <table:table-cell office:value-type="float" office:value="5893459" calcext:value-type="float">
            <text:p>5893459.000000000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.00000000000</text:p>
          </table:table-cell>
          <table:table-cell office:value-type="string" calcext:value-type="string">
            <text:p>32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Fraxinus excelsior</text:p>
          </table:table-cell>
          <table:table-cell office:value-type="float" office:value="38.3" calcext:value-type="float">
            <text:p>38.3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.75" calcext:value-type="float">
            <text:p>1.75000000000</text:p>
          </table:table-cell>
          <table:table-cell table:style-name="ce3" office:value-type="string" calcext:value-type="string">
            <text:p>0</text:p>
          </table:table-cell>
          <table:table-cell office:value-type="string" calcext:value-type="string">
            <text:p>R+</text:p>
          </table:table-cell>
          <table:table-cell office:value-type="float" office:value="430103.84" calcext:value-type="float">
            <text:p>430103.84000000000</text:p>
          </table:table-cell>
          <table:table-cell office:value-type="float" office:value="5893453.97" calcext:value-type="float">
            <text:p>5893453.9700000000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000000000</text:p>
          </table:table-cell>
          <table:table-cell office:value-type="string" calcext:value-type="string">
            <text:p>38,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Fraxinus excelsior</text:p>
          </table:table-cell>
          <table:table-cell office:value-type="float" office:value="27.9" calcext:value-type="float">
            <text:p>27.90000000000</text:p>
          </table:table-cell>
          <table:table-cell table:style-name="ce3" office:value-type="string" calcext:value-type="string">
            <text:p>4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02.74" calcext:value-type="float">
            <text:p>430102.74000000000</text:p>
          </table:table-cell>
          <table:table-cell office:value-type="float" office:value="5893448.2" calcext:value-type="float">
            <text:p>5893448.2000000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000000000</text:p>
          </table:table-cell>
          <table:table-cell office:value-type="string" calcext:value-type="string">
            <text:p>27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Fraxinus excelsior</text:p>
          </table:table-cell>
          <table:table-cell office:value-type="float" office:value="34.8" calcext:value-type="float">
            <text:p>34.8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R-</text:p>
          </table:table-cell>
          <table:table-cell office:value-type="float" office:value="430105.66" calcext:value-type="float">
            <text:p>430105.66000000000</text:p>
          </table:table-cell>
          <table:table-cell office:value-type="float" office:value="5893446.55" calcext:value-type="float">
            <text:p>5893446.550000000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.00000000000</text:p>
          </table:table-cell>
          <table:table-cell office:value-type="string" calcext:value-type="string">
            <text:p>34,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Fraxinus excelsior</text:p>
          </table:table-cell>
          <table:table-cell office:value-type="float" office:value="32.7" calcext:value-type="float">
            <text:p>32.7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06.59" calcext:value-type="float">
            <text:p>430106.59000000000</text:p>
          </table:table-cell>
          <table:table-cell office:value-type="float" office:value="5893440.18" calcext:value-type="float">
            <text:p>5893440.180000000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000000000</text:p>
          </table:table-cell>
          <table:table-cell office:value-type="string" calcext:value-type="string">
            <text:p>32,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Fraxinus excelsior</text:p>
          </table:table-cell>
          <table:table-cell office:value-type="float" office:value="31.97" calcext:value-type="float">
            <text:p>31.97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16.99" calcext:value-type="float">
            <text:p>430116.99000000000</text:p>
          </table:table-cell>
          <table:table-cell office:value-type="float" office:value="5893427.23" calcext:value-type="float">
            <text:p>5893427.230000000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000000000</text:p>
          </table:table-cell>
          <table:table-cell office:value-type="string" calcext:value-type="string">
            <text:p>31,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Fraxinus excelsior</text:p>
          </table:table-cell>
          <table:table-cell office:value-type="float" office:value="37.13" calcext:value-type="float">
            <text:p>37.13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" calcext:value-type="float">
            <text:p>1.00000000000</text:p>
          </table:table-cell>
          <table:table-cell table:style-name="ce3" office:value-type="string" calcext:value-type="string">
            <text:p>0</text:p>
          </table:table-cell>
          <table:table-cell/>
          <table:table-cell office:value-type="float" office:value="430108.74" calcext:value-type="float">
            <text:p>430108.74000000000</text:p>
          </table:table-cell>
          <table:table-cell office:value-type="float" office:value="5893423.72" calcext:value-type="float">
            <text:p>5893423.720000000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.00000000000</text:p>
          </table:table-cell>
          <table:table-cell office:value-type="string" calcext:value-type="string">
            <text:p>37,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Fraxinus excelsior</text:p>
          </table:table-cell>
          <table:table-cell office:value-type="float" office:value="38.19" calcext:value-type="float">
            <text:p>38.19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08.61" calcext:value-type="float">
            <text:p>430108.61000000000</text:p>
          </table:table-cell>
          <table:table-cell office:value-type="float" office:value="5893432.27" calcext:value-type="float">
            <text:p>5893432.27000000000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.50000000000</text:p>
          </table:table-cell>
          <table:table-cell office:value-type="string" calcext:value-type="string">
            <text:p>38,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Fraxinus excelsior</text:p>
          </table:table-cell>
          <table:table-cell office:value-type="float" office:value="36.8" calcext:value-type="float">
            <text:p>36.8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0</text:p>
          </table:table-cell>
          <table:table-cell/>
          <table:table-cell office:value-type="float" office:value="430098.17" calcext:value-type="float">
            <text:p>430098.17000000000</text:p>
          </table:table-cell>
          <table:table-cell office:value-type="float" office:value="5893449.37" calcext:value-type="float">
            <text:p>5893449.370000000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000000000</text:p>
          </table:table-cell>
          <table:table-cell office:value-type="string" calcext:value-type="string">
            <text:p>36,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Fraxinus excelsior</text:p>
          </table:table-cell>
          <table:table-cell office:value-type="float" office:value="25" calcext:value-type="float">
            <text:p>25.0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0</text:p>
          </table:table-cell>
          <table:table-cell/>
          <table:table-cell office:value-type="float" office:value="430098.52" calcext:value-type="float">
            <text:p>430098.52000000000</text:p>
          </table:table-cell>
          <table:table-cell office:value-type="float" office:value="5893443.35" calcext:value-type="float">
            <text:p>5893443.350000000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000000000</text:p>
          </table:table-cell>
          <table:table-cell table:style-name="ce3" office:value-type="string" calcext:value-type="string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Fraxinus excelsior</text:p>
          </table:table-cell>
          <table:table-cell office:value-type="float" office:value="35.8" calcext:value-type="float">
            <text:p>35.8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097.86" calcext:value-type="float">
            <text:p>430097.86000000000</text:p>
          </table:table-cell>
          <table:table-cell office:value-type="float" office:value="5893433.31" calcext:value-type="float">
            <text:p>5893433.31000000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.00000000000</text:p>
          </table:table-cell>
          <table:table-cell office:value-type="string" calcext:value-type="string">
            <text:p>35,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Fraxinus excelsior</text:p>
          </table:table-cell>
          <table:table-cell office:value-type="float" office:value="38.5" calcext:value-type="float">
            <text:p>38.5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099.01" calcext:value-type="float">
            <text:p>430099.01000000000</text:p>
          </table:table-cell>
          <table:table-cell office:value-type="float" office:value="5893431.57" calcext:value-type="float">
            <text:p>5893431.570000000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000000000</text:p>
          </table:table-cell>
          <table:table-cell office:value-type="string" calcext:value-type="string">
            <text:p>38,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Fraxinus excelsior</text:p>
          </table:table-cell>
          <table:table-cell office:value-type="float" office:value="35.9" calcext:value-type="float">
            <text:p>35.9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0</text:p>
          </table:table-cell>
          <table:table-cell/>
          <table:table-cell office:value-type="float" office:value="430098.37" calcext:value-type="float">
            <text:p>430098.37000000000</text:p>
          </table:table-cell>
          <table:table-cell office:value-type="float" office:value="5893426.5" calcext:value-type="float">
            <text:p>5893426.500000000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000000000</text:p>
          </table:table-cell>
          <table:table-cell office:value-type="string" calcext:value-type="string">
            <text:p>35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Fraxinus excelsior</text:p>
          </table:table-cell>
          <table:table-cell office:value-type="float" office:value="35.1" calcext:value-type="float">
            <text:p>35.1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096.65" calcext:value-type="float">
            <text:p>430096.65000000000</text:p>
          </table:table-cell>
          <table:table-cell office:value-type="float" office:value="5893421.53" calcext:value-type="float">
            <text:p>5893421.530000000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000000000</text:p>
          </table:table-cell>
          <table:table-cell office:value-type="string" calcext:value-type="string">
            <text:p>35,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7" calcext:value-type="float">
            <text:p>29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raxinus excelsior</text:p>
          </table:table-cell>
          <table:table-cell office:value-type="float" office:value="28.9" calcext:value-type="float">
            <text:p>28.90000000000</text:p>
          </table:table-cell>
          <table:table-cell table:style-name="ce3" office:value-type="string" calcext:value-type="string">
            <text:p>4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0</text:p>
          </table:table-cell>
          <table:table-cell/>
          <table:table-cell office:value-type="float" office:value="430097.03" calcext:value-type="float">
            <text:p>430097.03000000000</text:p>
          </table:table-cell>
          <table:table-cell office:value-type="float" office:value="5893428.78" calcext:value-type="float">
            <text:p>5893428.78000000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000000000</text:p>
          </table:table-cell>
          <table:table-cell office:value-type="string" calcext:value-type="string">
            <text:p>28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4" calcext:value-type="float">
            <text:p>1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raxinus excelsior</text:p>
          </table:table-cell>
          <table:table-cell office:value-type="float" office:value="34.5" calcext:value-type="float">
            <text:p>34.5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62.71" calcext:value-type="float">
            <text:p>430162.71000000000</text:p>
          </table:table-cell>
          <table:table-cell office:value-type="float" office:value="5893515.8" calcext:value-type="float">
            <text:p>5893515.80000000000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0000000000</text:p>
          </table:table-cell>
          <table:table-cell office:value-type="string" calcext:value-type="string">
            <text:p>34,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15" calcext:value-type="float">
            <text:p>1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xinus excelsior</text:p>
          </table:table-cell>
          <table:table-cell office:value-type="float" office:value="30.4" calcext:value-type="float">
            <text:p>30.4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.5" calcext:value-type="float">
            <text:p>3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80.18" calcext:value-type="float">
            <text:p>430180.18000000000</text:p>
          </table:table-cell>
          <table:table-cell office:value-type="float" office:value="5893505.58" calcext:value-type="float">
            <text:p>5893505.5800000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000000000</text:p>
          </table:table-cell>
          <table:table-cell office:value-type="string" calcext:value-type="string">
            <text:p>30,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17" calcext:value-type="float">
            <text:p>1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axinus excelsior</text:p>
          </table:table-cell>
          <table:table-cell office:value-type="float" office:value="31.85" calcext:value-type="float">
            <text:p>31.85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74.21" calcext:value-type="float">
            <text:p>430174.21000000000</text:p>
          </table:table-cell>
          <table:table-cell office:value-type="float" office:value="5893506.18" calcext:value-type="float">
            <text:p>5893506.180000000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.00000000000</text:p>
          </table:table-cell>
          <table:table-cell office:value-type="string" calcext:value-type="string">
            <text:p>31,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21" calcext:value-type="float">
            <text:p>1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axinus excelsior</text:p>
          </table:table-cell>
          <table:table-cell office:value-type="float" office:value="35.6" calcext:value-type="float">
            <text:p>35.6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3.5" calcext:value-type="float">
            <text:p>3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58.25" calcext:value-type="float">
            <text:p>430158.25000000000</text:p>
          </table:table-cell>
          <table:table-cell office:value-type="float" office:value="5893506.62" calcext:value-type="float">
            <text:p>5893506.62000000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.00000000000</text:p>
          </table:table-cell>
          <table:table-cell office:value-type="string" calcext:value-type="string">
            <text:p>35,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23" calcext:value-type="float">
            <text:p>1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raxinus excelsior</text:p>
          </table:table-cell>
          <table:table-cell office:value-type="float" office:value="33.5" calcext:value-type="float">
            <text:p>33.5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43.52" calcext:value-type="float">
            <text:p>430143.52000000000</text:p>
          </table:table-cell>
          <table:table-cell office:value-type="float" office:value="5893517.49" calcext:value-type="float">
            <text:p>5893517.490000000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0000000000</text:p>
          </table:table-cell>
          <table:table-cell office:value-type="string" calcext:value-type="string">
            <text:p>33,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45" calcext:value-type="float">
            <text:p>1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xinus excelsior</text:p>
          </table:table-cell>
          <table:table-cell office:value-type="float" office:value="28.22" calcext:value-type="float">
            <text:p>28.22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98.44" calcext:value-type="float">
            <text:p>430198.44000000000</text:p>
          </table:table-cell>
          <table:table-cell office:value-type="float" office:value="5893498.06" calcext:value-type="float">
            <text:p>5893498.06000000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000000000</text:p>
          </table:table-cell>
          <table:table-cell office:value-type="string" calcext:value-type="string">
            <text:p>28,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6" calcext:value-type="float">
            <text:p>1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raxinus excelsior</text:p>
          </table:table-cell>
          <table:table-cell office:value-type="float" office:value="30.25" calcext:value-type="float">
            <text:p>30.25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R+</text:p>
          </table:table-cell>
          <table:table-cell office:value-type="float" office:value="430202.52" calcext:value-type="float">
            <text:p>430202.52000000000</text:p>
          </table:table-cell>
          <table:table-cell office:value-type="float" office:value="5893487.2" calcext:value-type="float">
            <text:p>5893487.200000000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000000000</text:p>
          </table:table-cell>
          <table:table-cell office:value-type="string" calcext:value-type="string">
            <text:p>30,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78" calcext:value-type="float">
            <text:p>1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raxinus excelsior</text:p>
          </table:table-cell>
          <table:table-cell office:value-type="float" office:value="33.34" calcext:value-type="float">
            <text:p>33.34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62.99" calcext:value-type="float">
            <text:p>430162.99000000000</text:p>
          </table:table-cell>
          <table:table-cell office:value-type="float" office:value="5893463.89" calcext:value-type="float">
            <text:p>5893463.89000000000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000000000</text:p>
          </table:table-cell>
          <table:table-cell office:value-type="string" calcext:value-type="string">
            <text:p>33,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79" calcext:value-type="float">
            <text:p>1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raxinus excelsior</text:p>
          </table:table-cell>
          <table:table-cell office:value-type="float" office:value="29.16" calcext:value-type="float">
            <text:p>29.16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69.27" calcext:value-type="float">
            <text:p>430169.27000000000</text:p>
          </table:table-cell>
          <table:table-cell office:value-type="float" office:value="5893465.01" calcext:value-type="float">
            <text:p>5893465.010000000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000000000</text:p>
          </table:table-cell>
          <table:table-cell office:value-type="string" calcext:value-type="string">
            <text:p>29,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80" calcext:value-type="float">
            <text:p>1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raxinus excelsior</text:p>
          </table:table-cell>
          <table:table-cell office:value-type="float" office:value="34.05" calcext:value-type="float">
            <text:p>34.05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65.36" calcext:value-type="float">
            <text:p>430165.36000000000</text:p>
          </table:table-cell>
          <table:table-cell office:value-type="float" office:value="5893459.12" calcext:value-type="float">
            <text:p>5893459.12000000000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0000000000</text:p>
          </table:table-cell>
          <table:table-cell office:value-type="string" calcext:value-type="string">
            <text:p>34,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81" calcext:value-type="float">
            <text:p>1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raxinus excelsior</text:p>
          </table:table-cell>
          <table:table-cell office:value-type="float" office:value="34.29" calcext:value-type="float">
            <text:p>34.29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71.55" calcext:value-type="float">
            <text:p>430171.55000000000</text:p>
          </table:table-cell>
          <table:table-cell office:value-type="float" office:value="5893458.79" calcext:value-type="float">
            <text:p>5893458.79000000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.00000000000</text:p>
          </table:table-cell>
          <table:table-cell office:value-type="string" calcext:value-type="string">
            <text:p>34,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82" calcext:value-type="float">
            <text:p>1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raxinus excelsior</text:p>
          </table:table-cell>
          <table:table-cell office:value-type="float" office:value="30.34" calcext:value-type="float">
            <text:p>30.34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R-</text:p>
          </table:table-cell>
          <table:table-cell office:value-type="float" office:value="430176.38" calcext:value-type="float">
            <text:p>430176.38000000000</text:p>
          </table:table-cell>
          <table:table-cell office:value-type="float" office:value="5893463.51" calcext:value-type="float">
            <text:p>5893463.510000000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.00000000000</text:p>
          </table:table-cell>
          <table:table-cell office:value-type="string" calcext:value-type="string">
            <text:p>30,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92" calcext:value-type="float">
            <text:p>1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axinus excelsior</text:p>
          </table:table-cell>
          <table:table-cell office:value-type="float" office:value="31.17" calcext:value-type="float">
            <text:p>31.17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0</text:p>
          </table:table-cell>
          <table:table-cell office:value-type="string" calcext:value-type="string">
            <text:p>R+</text:p>
          </table:table-cell>
          <table:table-cell office:value-type="float" office:value="430175.33" calcext:value-type="float">
            <text:p>430175.33000000000</text:p>
          </table:table-cell>
          <table:table-cell office:value-type="float" office:value="5893450.85" calcext:value-type="float">
            <text:p>5893450.85000000000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0000000000</text:p>
          </table:table-cell>
          <table:table-cell office:value-type="string" calcext:value-type="string">
            <text:p>31,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93" calcext:value-type="float">
            <text:p>1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raxinus excelsior</text:p>
          </table:table-cell>
          <table:table-cell office:value-type="float" office:value="30.55" calcext:value-type="float">
            <text:p>30.55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70.73" calcext:value-type="float">
            <text:p>430170.73000000000</text:p>
          </table:table-cell>
          <table:table-cell office:value-type="float" office:value="5893448.45" calcext:value-type="float">
            <text:p>5893448.450000000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000000000</text:p>
          </table:table-cell>
          <table:table-cell office:value-type="string" calcext:value-type="string">
            <text:p>30,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94" calcext:value-type="float">
            <text:p>1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raxinus excelsior</text:p>
          </table:table-cell>
          <table:table-cell office:value-type="float" office:value="34.73" calcext:value-type="float">
            <text:p>34.73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float" office:value="430172.85" calcext:value-type="float">
            <text:p>430172.85000000000</text:p>
          </table:table-cell>
          <table:table-cell office:value-type="float" office:value="5893454.53" calcext:value-type="float">
            <text:p>5893454.530000000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.00000000000</text:p>
          </table:table-cell>
          <table:table-cell office:value-type="string" calcext:value-type="string">
            <text:p>34,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95" calcext:value-type="float">
            <text:p>1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raxinus excelsior</text:p>
          </table:table-cell>
          <table:table-cell office:value-type="float" office:value="30.4" calcext:value-type="float">
            <text:p>30.4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69.28" calcext:value-type="float">
            <text:p>430169.28000000000</text:p>
          </table:table-cell>
          <table:table-cell office:value-type="float" office:value="5893453.92" calcext:value-type="float">
            <text:p>5893453.92000000000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0000000000</text:p>
          </table:table-cell>
          <table:table-cell office:value-type="string" calcext:value-type="string">
            <text:p>30,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96" calcext:value-type="float">
            <text:p>1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raxinus excelsior</text:p>
          </table:table-cell>
          <table:table-cell office:value-type="float" office:value="27.31" calcext:value-type="float">
            <text:p>27.31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R-</text:p>
          </table:table-cell>
          <table:table-cell office:value-type="float" office:value="430164.43" calcext:value-type="float">
            <text:p>430164.43000000000</text:p>
          </table:table-cell>
          <table:table-cell office:value-type="float" office:value="5893451.61" calcext:value-type="float">
            <text:p>5893451.61000000000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0000000000</text:p>
          </table:table-cell>
          <table:table-cell office:value-type="string" calcext:value-type="string">
            <text:p>27,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7" calcext:value-type="float">
            <text:p>1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raxinus excelsior</text:p>
          </table:table-cell>
          <table:table-cell office:value-type="float" office:value="32.96" calcext:value-type="float">
            <text:p>32.96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62.58" calcext:value-type="float">
            <text:p>430162.58000000000</text:p>
          </table:table-cell>
          <table:table-cell office:value-type="float" office:value="5893454.42" calcext:value-type="float">
            <text:p>5893454.4200000000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0000000000</text:p>
          </table:table-cell>
          <table:table-cell office:value-type="string" calcext:value-type="string">
            <text:p>32,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12" calcext:value-type="float">
            <text:p>1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raxinus excelsior</text:p>
          </table:table-cell>
          <table:table-cell office:value-type="float" office:value="38" calcext:value-type="float">
            <text:p>38.0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27.23" calcext:value-type="float">
            <text:p>430127.23000000000</text:p>
          </table:table-cell>
          <table:table-cell office:value-type="float" office:value="5893448.59" calcext:value-type="float">
            <text:p>5893448.59000000000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0000000000</text:p>
          </table:table-cell>
          <table:table-cell table:style-name="ce3" office:value-type="string" calcext:value-type="string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13" calcext:value-type="float">
            <text:p>1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axinus excelsior</text:p>
          </table:table-cell>
          <table:table-cell office:value-type="float" office:value="38.9" calcext:value-type="float">
            <text:p>38.90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3.5" calcext:value-type="float">
            <text:p>3.50000000000</text:p>
          </table:table-cell>
          <table:table-cell table:style-name="ce3" office:value-type="string" calcext:value-type="string">
            <text:p>0</text:p>
          </table:table-cell>
          <table:table-cell/>
          <table:table-cell office:value-type="float" office:value="430125.42" calcext:value-type="float">
            <text:p>430125.42000000000</text:p>
          </table:table-cell>
          <table:table-cell office:value-type="float" office:value="5893441.29" calcext:value-type="float">
            <text:p>5893441.2900000000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.00000000000</text:p>
          </table:table-cell>
          <table:table-cell office:value-type="string" calcext:value-type="string">
            <text:p>38,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14" calcext:value-type="float">
            <text:p>1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xinus excelsior</text:p>
          </table:table-cell>
          <table:table-cell office:value-type="float" office:value="29" calcext:value-type="float">
            <text:p>29.00000000000</text:p>
          </table:table-cell>
          <table:table-cell table:style-name="ce3" office:value-type="string" calcext:value-type="string">
            <text:p>4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23.92" calcext:value-type="float">
            <text:p>430123.92000000000</text:p>
          </table:table-cell>
          <table:table-cell office:value-type="float" office:value="5893443.66" calcext:value-type="float">
            <text:p>5893443.6600000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000000000</text:p>
          </table:table-cell>
          <table:table-cell table:style-name="ce3" office:value-type="string" calcext:value-type="string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25" calcext:value-type="float">
            <text:p>12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raxinus excelsior</text:p>
          </table:table-cell>
          <table:table-cell office:value-type="float" office:value="38.64" calcext:value-type="float">
            <text:p>38.64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1" calcext:value-type="float">
            <text:p>1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20.29" calcext:value-type="float">
            <text:p>430120.29000000000</text:p>
          </table:table-cell>
          <table:table-cell office:value-type="float" office:value="5893432.26" calcext:value-type="float">
            <text:p>5893432.26000000000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0000000000</text:p>
          </table:table-cell>
          <table:table-cell office:value-type="string" calcext:value-type="string">
            <text:p>38,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xinus excelsior</text:p>
          </table:table-cell>
          <table:table-cell office:value-type="float" office:value="40.02" calcext:value-type="float">
            <text:p>40.02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" calcext:value-type="float">
            <text:p>2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Probeb├ñume</text:p>
          </table:table-cell>
          <table:table-cell office:value-type="float" office:value="430092.8" calcext:value-type="float">
            <text:p>430092.80000000000</text:p>
          </table:table-cell>
          <table:table-cell office:value-type="float" office:value="5893526.11" calcext:value-type="float">
            <text:p>5893526.11000000000</text:p>
          </table:table-cell>
          <table:table-cell office:value-type="float" office:value="0" calcext:value-type="float">
            <text:p>0</text:p>
          </table:table-cell>
          <table:table-cell office:value-type="float" office:value="46.5" calcext:value-type="float">
            <text:p>46.50000000000</text:p>
          </table:table-cell>
          <table:table-cell office:value-type="string" calcext:value-type="string">
            <text:p>4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xinus excelsior</text:p>
          </table:table-cell>
          <table:table-cell office:value-type="float" office:value="37.96" calcext:value-type="float">
            <text:p>37.96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2.5" calcext:value-type="float">
            <text:p>2.5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Probeb├ñume</text:p>
          </table:table-cell>
          <table:table-cell office:value-type="float" office:value="430091.54" calcext:value-type="float">
            <text:p>430091.54000000000</text:p>
          </table:table-cell>
          <table:table-cell office:value-type="float" office:value="5893530.15" calcext:value-type="float">
            <text:p>5893530.15000000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.00000000000</text:p>
          </table:table-cell>
          <table:table-cell office:value-type="string" calcext:value-type="string">
            <text:p>37,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xinus excelsior</text:p>
          </table:table-cell>
          <table:table-cell office:value-type="float" office:value="34.84" calcext:value-type="float">
            <text:p>34.84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Probeb├ñume</text:p>
          </table:table-cell>
          <table:table-cell office:value-type="float" office:value="430090.05" calcext:value-type="float">
            <text:p>430090.05000000000</text:p>
          </table:table-cell>
          <table:table-cell office:value-type="float" office:value="5893525.31" calcext:value-type="float">
            <text:p>5893525.31000000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.00000000000</text:p>
          </table:table-cell>
          <table:table-cell office:value-type="string" calcext:value-type="string">
            <text:p>34,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xinus excelsior</text:p>
          </table:table-cell>
          <table:table-cell office:value-type="float" office:value="40.98" calcext:value-type="float">
            <text:p>40.98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.5" calcext:value-type="float">
            <text:p>1.5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Probeb├ñume</text:p>
          </table:table-cell>
          <table:table-cell office:value-type="float" office:value="430086.06" calcext:value-type="float">
            <text:p>430086.06000000000</text:p>
          </table:table-cell>
          <table:table-cell office:value-type="float" office:value="5893517.29" calcext:value-type="float">
            <text:p>5893517.2900000000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000000000</text:p>
          </table:table-cell>
          <table:table-cell office:value-type="string" calcext:value-type="string">
            <text:p>40,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07" calcext:value-type="float">
            <text:p>2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axinus excelsior</text:p>
          </table:table-cell>
          <table:table-cell office:value-type="float" office:value="27.6" calcext:value-type="float">
            <text:p>27.60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74.65" calcext:value-type="float">
            <text:p>430174.65000000000</text:p>
          </table:table-cell>
          <table:table-cell office:value-type="float" office:value="5893515.35" calcext:value-type="float">
            <text:p>5893515.3500000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000000000</text:p>
          </table:table-cell>
          <table:table-cell office:value-type="string" calcext:value-type="string">
            <text:p>27,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15" calcext:value-type="float">
            <text:p>2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axinus excelsior</text:p>
          </table:table-cell>
          <table:table-cell office:value-type="float" office:value="33.63" calcext:value-type="float">
            <text:p>33.63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4" calcext:value-type="float">
            <text:p>4.00000000000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float" office:value="430118.34" calcext:value-type="float">
            <text:p>430118.34000000000</text:p>
          </table:table-cell>
          <table:table-cell office:value-type="float" office:value="5893443.99" calcext:value-type="float">
            <text:p>5893443.990000000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.00000000000</text:p>
          </table:table-cell>
          <table:table-cell office:value-type="string" calcext:value-type="string">
            <text:p>33,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raxinus excelsior</text:p>
          </table:table-cell>
          <table:table-cell office:value-type="float" office:value="42.89" calcext:value-type="float">
            <text:p>42.89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" calcext:value-type="float">
            <text:p>1.0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age pr├╝fen</text:p>
          </table:table-cell>
          <table:table-cell office:value-type="float" office:value="430084.816" calcext:value-type="float">
            <text:p>430084.81600000000</text:p>
          </table:table-cell>
          <table:table-cell office:value-type="float" office:value="5893513.737" calcext:value-type="float">
            <text:p>5893513.7370000000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.00000000000</text:p>
          </table:table-cell>
          <table:table-cell office:value-type="string" calcext:value-type="string">
            <text:p>42,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Fraxinus excelsior</text:p>
          </table:table-cell>
          <table:table-cell office:value-type="float" office:value="33.3" calcext:value-type="float">
            <text:p>33.30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.5" calcext:value-type="float">
            <text:p>3.5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age pr├╝fen</text:p>
          </table:table-cell>
          <table:table-cell office:value-type="float" office:value="430143.026" calcext:value-type="float">
            <text:p>430143.02600000000</text:p>
          </table:table-cell>
          <table:table-cell office:value-type="float" office:value="5893493.189" calcext:value-type="float">
            <text:p>5893493.189000000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000000000</text:p>
          </table:table-cell>
          <table:table-cell office:value-type="string" calcext:value-type="string">
            <text:p>33,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4" calcext:value-type="float">
            <text:p>1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raxinus excelsior</text:p>
          </table:table-cell>
          <table:table-cell office:value-type="float" office:value="21.72" calcext:value-type="float">
            <text:p>21.720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Lage pr├╝fen</text:p>
          </table:table-cell>
          <table:table-cell office:value-type="float" office:value="430189.079" calcext:value-type="float">
            <text:p>430189.07900000000</text:p>
          </table:table-cell>
          <table:table-cell office:value-type="float" office:value="5893488.768" calcext:value-type="float">
            <text:p>5893488.768000000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000000000</text:p>
          </table:table-cell>
          <table:table-cell office:value-type="string" calcext:value-type="string">
            <text:p>21,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Fraxinus excelsior</text:p>
          </table:table-cell>
          <table:table-cell office:value-type="float" office:value="39.48" calcext:value-type="float">
            <text:p>39.48000000000</text:p>
          </table:table-cell>
          <table:table-cell table:style-name="ce3" office:value-type="string" calcext:value-type="string">
            <text:p>1</text:p>
          </table:table-cell>
          <table:table-cell office:value-type="float" office:value="1.5" calcext:value-type="float">
            <text:p>1.5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age pr├╝fen</text:p>
          </table:table-cell>
          <table:table-cell office:value-type="float" office:value="430151.447" calcext:value-type="float">
            <text:p>430151.44700000000</text:p>
          </table:table-cell>
          <table:table-cell office:value-type="float" office:value="5893478.877" calcext:value-type="float">
            <text:p>5893478.87700000000</text:p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.50000000000</text:p>
          </table:table-cell>
          <table:table-cell office:value-type="string" calcext:value-type="string">
            <text:p>39,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87" calcext:value-type="float">
            <text:p>1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axinus excelsior</text:p>
          </table:table-cell>
          <table:table-cell office:value-type="float" office:value="31.18" calcext:value-type="float">
            <text:p>31.18000000000</text:p>
          </table:table-cell>
          <table:table-cell table:style-name="ce3" office:value-type="string" calcext:value-type="string">
            <text:p>2</text:p>
          </table:table-cell>
          <table:table-cell office:value-type="float" office:value="3" calcext:value-type="float">
            <text:p>3.00000000000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age pr├╝fen</text:p>
          </table:table-cell>
          <table:table-cell office:value-type="float" office:value="430197.53" calcext:value-type="float">
            <text:p>430197.53000000000</text:p>
          </table:table-cell>
          <table:table-cell office:value-type="float" office:value="5893457.878" calcext:value-type="float">
            <text:p>5893457.87800000000</text:p>
          </table:table-cell>
          <table:table-cell office:value-type="float" office:value="0" calcext:value-type="float">
            <text:p>0</text:p>
          </table:table-cell>
          <table:table-cell office:value-type="float" office:value="58.5" calcext:value-type="float">
            <text:p>58.50000000000</text:p>
          </table:table-cell>
          <table:table-cell office:value-type="string" calcext:value-type="string">
            <text:p>31,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lmus spec.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096.62" calcext:value-type="float">
            <text:p>430096.62000000000</text:p>
          </table:table-cell>
          <table:table-cell office:value-type="float" office:value="5893429.33" calcext:value-type="float">
            <text:p>5893429.3300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.0000000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yllus avellan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099.26" calcext:value-type="float">
            <text:p>430099.26000000000</text:p>
          </table:table-cell>
          <table:table-cell office:value-type="float" office:value="5893420.2" calcext:value-type="float">
            <text:p>5893420.200000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e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9.11" calcext:value-type="float">
            <text:p>430119.11000000000</text:p>
          </table:table-cell>
          <table:table-cell office:value-type="float" office:value="5893420.5" calcext:value-type="float">
            <text:p>5893420.5000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ryllus avellan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7.97" calcext:value-type="float">
            <text:p>430117.97000000000</text:p>
          </table:table-cell>
          <table:table-cell office:value-type="float" office:value="5893426.51" calcext:value-type="float">
            <text:p>5893426.5100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.00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ase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098.77" calcext:value-type="float">
            <text:p>430098.77000000000</text:p>
          </table:table-cell>
          <table:table-cell office:value-type="float" office:value="5893447.5" calcext:value-type="float">
            <text:p>5893447.50000000000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.0000000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Ulmus spec.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2.5" calcext:value-type="float">
            <text:p>430102.50000000000</text:p>
          </table:table-cell>
          <table:table-cell office:value-type="float" office:value="5893453.34" calcext:value-type="float">
            <text:p>5893453.3400000000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3.69" calcext:value-type="float">
            <text:p>430103.69000000000</text:p>
          </table:table-cell>
          <table:table-cell office:value-type="float" office:value="5893459.88" calcext:value-type="float">
            <text:p>5893459.8800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2.85" calcext:value-type="float">
            <text:p>430102.85000000000</text:p>
          </table:table-cell>
          <table:table-cell office:value-type="float" office:value="5893461.44" calcext:value-type="float">
            <text:p>5893461.440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.0000000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6.76" calcext:value-type="float">
            <text:p>430106.76000000000</text:p>
          </table:table-cell>
          <table:table-cell office:value-type="float" office:value="5893457.79" calcext:value-type="float">
            <text:p>5893457.790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9.09" calcext:value-type="float">
            <text:p>430109.09000000000</text:p>
          </table:table-cell>
          <table:table-cell office:value-type="float" office:value="5893456.11" calcext:value-type="float">
            <text:p>5893456.1100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5.41" calcext:value-type="float">
            <text:p>430115.41000000000</text:p>
          </table:table-cell>
          <table:table-cell office:value-type="float" office:value="5893477.6" calcext:value-type="float">
            <text:p>5893477.6000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0.18" calcext:value-type="float">
            <text:p>430120.18000000000</text:p>
          </table:table-cell>
          <table:table-cell office:value-type="float" office:value="5893476.97" calcext:value-type="float">
            <text:p>5893476.9700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9.53" calcext:value-type="float">
            <text:p>430119.53000000000</text:p>
          </table:table-cell>
          <table:table-cell office:value-type="float" office:value="5893474.19" calcext:value-type="float">
            <text:p>5893474.1900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3.88" calcext:value-type="float">
            <text:p>430123.88000000000</text:p>
          </table:table-cell>
          <table:table-cell office:value-type="float" office:value="5893463.34" calcext:value-type="float">
            <text:p>5893463.3400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3.82" calcext:value-type="float">
            <text:p>430123.82000000000</text:p>
          </table:table-cell>
          <table:table-cell office:value-type="float" office:value="5893469.46" calcext:value-type="float">
            <text:p>5893469.4600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.00000000000</text:p>
          </table:table-cell>
          <table:table-cell/>
          <table:table-cell table:style-name="ce3" office:value-type="string" calcext:value-type="string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5.44" calcext:value-type="float">
            <text:p>430125.44000000000</text:p>
          </table:table-cell>
          <table:table-cell office:value-type="float" office:value="5893467.56" calcext:value-type="float">
            <text:p>5893467.5600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1" calcext:value-type="float">
            <text:p>5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8.43" calcext:value-type="float">
            <text:p>430128.43000000000</text:p>
          </table:table-cell>
          <table:table-cell office:value-type="float" office:value="5893468.36" calcext:value-type="float">
            <text:p>5893468.3600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9.18" calcext:value-type="float">
            <text:p>430129.18000000000</text:p>
          </table:table-cell>
          <table:table-cell office:value-type="float" office:value="5893468.22" calcext:value-type="float">
            <text:p>5893468.22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8.85" calcext:value-type="float">
            <text:p>430128.85000000000</text:p>
          </table:table-cell>
          <table:table-cell office:value-type="float" office:value="5893467.64" calcext:value-type="float">
            <text:p>5893467.6400000000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2.5" calcext:value-type="float">
            <text:p>430132.50000000000</text:p>
          </table:table-cell>
          <table:table-cell office:value-type="float" office:value="5893468.04" calcext:value-type="float">
            <text:p>5893468.0400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1.04" calcext:value-type="float">
            <text:p>430131.04000000000</text:p>
          </table:table-cell>
          <table:table-cell office:value-type="float" office:value="5893472.81" calcext:value-type="float">
            <text:p>5893472.8100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4.79" calcext:value-type="float">
            <text:p>430134.79000000000</text:p>
          </table:table-cell>
          <table:table-cell office:value-type="float" office:value="5893472.02" calcext:value-type="float">
            <text:p>5893472.0200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2.6" calcext:value-type="float">
            <text:p>430132.60000000000</text:p>
          </table:table-cell>
          <table:table-cell office:value-type="float" office:value="5893472.45" calcext:value-type="float">
            <text:p>5893472.450000000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6.57" calcext:value-type="float">
            <text:p>430126.57000000000</text:p>
          </table:table-cell>
          <table:table-cell office:value-type="float" office:value="5893474.38" calcext:value-type="float">
            <text:p>5893474.3800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3.99" calcext:value-type="float">
            <text:p>430123.99000000000</text:p>
          </table:table-cell>
          <table:table-cell office:value-type="float" office:value="5893473.74" calcext:value-type="float">
            <text:p>5893473.7400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5.08" calcext:value-type="float">
            <text:p>430135.08000000000</text:p>
          </table:table-cell>
          <table:table-cell office:value-type="float" office:value="5893476.96" calcext:value-type="float">
            <text:p>5893476.9600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3.23" calcext:value-type="float">
            <text:p>430133.23000000000</text:p>
          </table:table-cell>
          <table:table-cell office:value-type="float" office:value="5893490.19" calcext:value-type="float">
            <text:p>5893490.1900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7.13" calcext:value-type="float">
            <text:p>430137.13000000000</text:p>
          </table:table-cell>
          <table:table-cell office:value-type="float" office:value="5893493.28" calcext:value-type="float">
            <text:p>5893493.2800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Ulmus spec.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4.71" calcext:value-type="float">
            <text:p>430134.71000000000</text:p>
          </table:table-cell>
          <table:table-cell office:value-type="float" office:value="5893483.58" calcext:value-type="float">
            <text:p>5893483.5800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8" calcext:value-type="float">
            <text:p>430118.00000000000</text:p>
          </table:table-cell>
          <table:table-cell office:value-type="float" office:value="5893486.58" calcext:value-type="float">
            <text:p>5893486.58000000000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8.33" calcext:value-type="float">
            <text:p>430128.33000000000</text:p>
          </table:table-cell>
          <table:table-cell office:value-type="float" office:value="5893482.39" calcext:value-type="float">
            <text:p>5893482.390000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8.58" calcext:value-type="float">
            <text:p>430138.58000000000</text:p>
          </table:table-cell>
          <table:table-cell office:value-type="float" office:value="5893481.16" calcext:value-type="float">
            <text:p>5893481.1600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6.28" calcext:value-type="float">
            <text:p>430136.28000000000</text:p>
          </table:table-cell>
          <table:table-cell office:value-type="float" office:value="5893467.86" calcext:value-type="float">
            <text:p>5893467.8600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1" calcext:value-type="float">
            <text:p>5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Larix deciduae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7.29" calcext:value-type="float">
            <text:p>430107.29000000000</text:p>
          </table:table-cell>
          <table:table-cell office:value-type="float" office:value="5893517.17" calcext:value-type="float">
            <text:p>5893517.1700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9.95" calcext:value-type="float">
            <text:p>430109.95000000000</text:p>
          </table:table-cell>
          <table:table-cell office:value-type="float" office:value="5893515.99" calcext:value-type="float">
            <text:p>5893515.9900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Larix deciduae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0.79" calcext:value-type="float">
            <text:p>430110.79000000000</text:p>
          </table:table-cell>
          <table:table-cell office:value-type="float" office:value="5893514.9" calcext:value-type="float">
            <text:p>5893514.9000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2.31" calcext:value-type="float">
            <text:p>430112.31000000000</text:p>
          </table:table-cell>
          <table:table-cell office:value-type="float" office:value="5893512.12" calcext:value-type="float">
            <text:p>5893512.1200000000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1.85" calcext:value-type="float">
            <text:p>430111.85000000000</text:p>
          </table:table-cell>
          <table:table-cell office:value-type="float" office:value="5893508.81" calcext:value-type="float">
            <text:p>5893508.8100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7.72" calcext:value-type="float">
            <text:p>430107.72000000000</text:p>
          </table:table-cell>
          <table:table-cell office:value-type="float" office:value="5893479.54" calcext:value-type="float">
            <text:p>5893479.5400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6.16" calcext:value-type="float">
            <text:p>430106.16000000000</text:p>
          </table:table-cell>
          <table:table-cell office:value-type="float" office:value="5893503.38" calcext:value-type="float">
            <text:p>5893503.3800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3.45" calcext:value-type="float">
            <text:p>430113.45000000000</text:p>
          </table:table-cell>
          <table:table-cell office:value-type="float" office:value="5893502.42" calcext:value-type="float">
            <text:p>5893502.4200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1.82" calcext:value-type="float">
            <text:p>430111.82000000000</text:p>
          </table:table-cell>
          <table:table-cell office:value-type="float" office:value="5893516.98" calcext:value-type="float">
            <text:p>5893516.9800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.00000000000</text:p>
          </table:table-cell>
          <table:table-cell/>
          <table:table-cell table:style-name="ce3" office:value-type="string" calcext:value-type="string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0.85" calcext:value-type="float">
            <text:p>430110.85000000000</text:p>
          </table:table-cell>
          <table:table-cell office:value-type="float" office:value="5893519.02" calcext:value-type="float">
            <text:p>5893519.0200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Larix deciduae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5.52" calcext:value-type="float">
            <text:p>430115.52000000000</text:p>
          </table:table-cell>
          <table:table-cell office:value-type="float" office:value="5893515.74" calcext:value-type="float">
            <text:p>5893515.7400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Larix deciduae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6.85" calcext:value-type="float">
            <text:p>430116.85000000000</text:p>
          </table:table-cell>
          <table:table-cell office:value-type="float" office:value="5893519.77" calcext:value-type="float">
            <text:p>5893519.77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Larix deciduae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8.96" calcext:value-type="float">
            <text:p>430118.96000000000</text:p>
          </table:table-cell>
          <table:table-cell office:value-type="float" office:value="5893517.87" calcext:value-type="float">
            <text:p>5893517.8700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Larix deciduae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1.29" calcext:value-type="float">
            <text:p>430121.29000000000</text:p>
          </table:table-cell>
          <table:table-cell office:value-type="float" office:value="5893515.97" calcext:value-type="float">
            <text:p>5893515.97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5.4" calcext:value-type="float">
            <text:p>430125.40000000000</text:p>
          </table:table-cell>
          <table:table-cell office:value-type="float" office:value="5893517.18" calcext:value-type="float">
            <text:p>5893517.18000000000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.00000000000</text:p>
          </table:table-cell>
          <table:table-cell/>
          <table:table-cell table:style-name="ce3" office:value-type="string" calcext:value-type="string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5.11" calcext:value-type="float">
            <text:p>430125.11000000000</text:p>
          </table:table-cell>
          <table:table-cell office:value-type="float" office:value="5893515.67" calcext:value-type="float">
            <text:p>5893515.6700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4.52" calcext:value-type="float">
            <text:p>430134.52000000000</text:p>
          </table:table-cell>
          <table:table-cell office:value-type="float" office:value="5893490.75" calcext:value-type="float">
            <text:p>5893490.7500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8.32" calcext:value-type="float">
            <text:p>430138.32000000000</text:p>
          </table:table-cell>
          <table:table-cell office:value-type="float" office:value="5893493.8" calcext:value-type="float">
            <text:p>5893493.8000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6.14" calcext:value-type="float">
            <text:p>430136.14000000000</text:p>
          </table:table-cell>
          <table:table-cell office:value-type="float" office:value="5893502.62" calcext:value-type="float">
            <text:p>5893502.6200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4.25" calcext:value-type="float">
            <text:p>430134.25000000000</text:p>
          </table:table-cell>
          <table:table-cell office:value-type="float" office:value="5893505.55" calcext:value-type="float">
            <text:p>5893505.5500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Ulmus spec.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3.91" calcext:value-type="float">
            <text:p>430133.91000000000</text:p>
          </table:table-cell>
          <table:table-cell office:value-type="float" office:value="5893505.67" calcext:value-type="float">
            <text:p>5893505.6700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.00000000000</text:p>
          </table:table-cell>
          <table:table-cell/>
          <table:table-cell table:style-name="ce3" office:value-type="string" calcext:value-type="string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6.48" calcext:value-type="float">
            <text:p>430146.48000000000</text:p>
          </table:table-cell>
          <table:table-cell office:value-type="float" office:value="5893508.12" calcext:value-type="float">
            <text:p>5893508.1200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4.94" calcext:value-type="float">
            <text:p>430144.94000000000</text:p>
          </table:table-cell>
          <table:table-cell office:value-type="float" office:value="5893513.32" calcext:value-type="float">
            <text:p>5893513.3200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Quercus robur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2.33" calcext:value-type="float">
            <text:p>430152.33000000000</text:p>
          </table:table-cell>
          <table:table-cell office:value-type="float" office:value="5893516.61" calcext:value-type="float">
            <text:p>5893516.6100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6.07" calcext:value-type="float">
            <text:p>430156.07000000000</text:p>
          </table:table-cell>
          <table:table-cell office:value-type="float" office:value="5893501.57" calcext:value-type="float">
            <text:p>5893501.5700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6.26" calcext:value-type="float">
            <text:p>430156.26000000000</text:p>
          </table:table-cell>
          <table:table-cell office:value-type="float" office:value="5893504.14" calcext:value-type="float">
            <text:p>5893504.1400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7.93" calcext:value-type="float">
            <text:p>430157.93000000000</text:p>
          </table:table-cell>
          <table:table-cell office:value-type="float" office:value="5893489.03" calcext:value-type="float">
            <text:p>5893489.030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Betula pendul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0.58" calcext:value-type="float">
            <text:p>430160.58000000000</text:p>
          </table:table-cell>
          <table:table-cell office:value-type="float" office:value="5893489.66" calcext:value-type="float">
            <text:p>5893489.6600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.00000000000</text:p>
          </table:table-cell>
          <table:table-cell/>
          <table:table-cell table:style-name="ce3" office:value-type="string" calcext:value-type="string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Quercus robur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6.68" calcext:value-type="float">
            <text:p>430166.68000000000</text:p>
          </table:table-cell>
          <table:table-cell office:value-type="float" office:value="5893502.64" calcext:value-type="float">
            <text:p>5893502.6400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4.94" calcext:value-type="float">
            <text:p>430174.94000000000</text:p>
          </table:table-cell>
          <table:table-cell office:value-type="float" office:value="5893512.53" calcext:value-type="float">
            <text:p>5893512.530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8.27" calcext:value-type="float">
            <text:p>430178.27000000000</text:p>
          </table:table-cell>
          <table:table-cell office:value-type="float" office:value="5893506.83" calcext:value-type="float">
            <text:p>5893506.8300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8.22" calcext:value-type="float">
            <text:p>430178.22000000000</text:p>
          </table:table-cell>
          <table:table-cell office:value-type="float" office:value="5893513.42" calcext:value-type="float">
            <text:p>5893513.4200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5.05" calcext:value-type="float">
            <text:p>430165.05000000000</text:p>
          </table:table-cell>
          <table:table-cell office:value-type="float" office:value="5893508.48" calcext:value-type="float">
            <text:p>5893508.4800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6.79" calcext:value-type="float">
            <text:p>430146.79000000000</text:p>
          </table:table-cell>
          <table:table-cell office:value-type="float" office:value="5893506.37" calcext:value-type="float">
            <text:p>5893506.3700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.0000000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7" calcext:value-type="float">
            <text:p>430147.00000000000</text:p>
          </table:table-cell>
          <table:table-cell office:value-type="float" office:value="5893510.51" calcext:value-type="float">
            <text:p>5893510.5100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2.71" calcext:value-type="float">
            <text:p>430132.71000000000</text:p>
          </table:table-cell>
          <table:table-cell office:value-type="float" office:value="5893515.92" calcext:value-type="float">
            <text:p>5893515.9200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4.09" calcext:value-type="float">
            <text:p>430124.09000000000</text:p>
          </table:table-cell>
          <table:table-cell office:value-type="float" office:value="5893513.82" calcext:value-type="float">
            <text:p>5893513.82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8.01" calcext:value-type="float">
            <text:p>430108.01000000000</text:p>
          </table:table-cell>
          <table:table-cell office:value-type="float" office:value="5893507.4" calcext:value-type="float">
            <text:p>5893507.4000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2.35" calcext:value-type="float">
            <text:p>430112.35000000000</text:p>
          </table:table-cell>
          <table:table-cell office:value-type="float" office:value="5893504.03" calcext:value-type="float">
            <text:p>5893504.0300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7.18" calcext:value-type="float">
            <text:p>430117.18000000000</text:p>
          </table:table-cell>
          <table:table-cell office:value-type="float" office:value="5893507.56" calcext:value-type="float">
            <text:p>5893507.560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5.39" calcext:value-type="float">
            <text:p>430125.39000000000</text:p>
          </table:table-cell>
          <table:table-cell office:value-type="float" office:value="5893506.12" calcext:value-type="float">
            <text:p>5893506.12000000000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1.42" calcext:value-type="float">
            <text:p>430141.42000000000</text:p>
          </table:table-cell>
          <table:table-cell office:value-type="float" office:value="5893502.67" calcext:value-type="float">
            <text:p>5893502.6700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6.64" calcext:value-type="float">
            <text:p>430146.64000000000</text:p>
          </table:table-cell>
          <table:table-cell office:value-type="float" office:value="5893493.89" calcext:value-type="float">
            <text:p>5893493.8900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4.05" calcext:value-type="float">
            <text:p>430154.05000000000</text:p>
          </table:table-cell>
          <table:table-cell office:value-type="float" office:value="5893501.42" calcext:value-type="float">
            <text:p>5893501.4200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Betula pendul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3.34" calcext:value-type="float">
            <text:p>430153.34000000000</text:p>
          </table:table-cell>
          <table:table-cell office:value-type="float" office:value="5893494.58" calcext:value-type="float">
            <text:p>5893494.5800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0.2" calcext:value-type="float">
            <text:p>430160.20000000000</text:p>
          </table:table-cell>
          <table:table-cell office:value-type="float" office:value="5893503.67" calcext:value-type="float">
            <text:p>5893503.6700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Betula pendul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9.13" calcext:value-type="float">
            <text:p>430159.13000000000</text:p>
          </table:table-cell>
          <table:table-cell office:value-type="float" office:value="5893498.02" calcext:value-type="float">
            <text:p>5893498.02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0.82" calcext:value-type="float">
            <text:p>430180.82000000000</text:p>
          </table:table-cell>
          <table:table-cell office:value-type="float" office:value="5893504.47" calcext:value-type="float">
            <text:p>5893504.4700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0.22" calcext:value-type="float">
            <text:p>430150.22000000000</text:p>
          </table:table-cell>
          <table:table-cell office:value-type="float" office:value="5893455.79" calcext:value-type="float">
            <text:p>5893455.7900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6.43" calcext:value-type="float">
            <text:p>430146.43000000000</text:p>
          </table:table-cell>
          <table:table-cell office:value-type="float" office:value="5893465.5" calcext:value-type="float">
            <text:p>5893465.5000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4.44" calcext:value-type="float">
            <text:p>430144.44000000000</text:p>
          </table:table-cell>
          <table:table-cell office:value-type="float" office:value="5893463.34" calcext:value-type="float">
            <text:p>5893463.34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2.05" calcext:value-type="float">
            <text:p>430142.05000000000</text:p>
          </table:table-cell>
          <table:table-cell office:value-type="float" office:value="5893464.15" calcext:value-type="float">
            <text:p>5893464.1500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6.88" calcext:value-type="float">
            <text:p>430136.88000000000</text:p>
          </table:table-cell>
          <table:table-cell office:value-type="float" office:value="5893463.93" calcext:value-type="float">
            <text:p>5893463.93000000000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1.13" calcext:value-type="float">
            <text:p>430171.13000000000</text:p>
          </table:table-cell>
          <table:table-cell office:value-type="float" office:value="5893478.33" calcext:value-type="float">
            <text:p>5893478.3300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2.94" calcext:value-type="float">
            <text:p>430152.94000000000</text:p>
          </table:table-cell>
          <table:table-cell office:value-type="float" office:value="5893488.41" calcext:value-type="float">
            <text:p>5893488.4100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Tilia platyphyl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6.5" calcext:value-type="float">
            <text:p>430136.50000000000</text:p>
          </table:table-cell>
          <table:table-cell office:value-type="float" office:value="5893489.09" calcext:value-type="float">
            <text:p>5893489.0900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8.39" calcext:value-type="float">
            <text:p>430128.39000000000</text:p>
          </table:table-cell>
          <table:table-cell office:value-type="float" office:value="5893483.63" calcext:value-type="float">
            <text:p>5893483.6300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4.05" calcext:value-type="float">
            <text:p>430124.05000000000</text:p>
          </table:table-cell>
          <table:table-cell office:value-type="float" office:value="5893492.53" calcext:value-type="float">
            <text:p>5893492.5300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2.85" calcext:value-type="float">
            <text:p>430122.85000000000</text:p>
          </table:table-cell>
          <table:table-cell office:value-type="float" office:value="5893494.45" calcext:value-type="float">
            <text:p>5893494.4500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3.87" calcext:value-type="float">
            <text:p>430123.87000000000</text:p>
          </table:table-cell>
          <table:table-cell office:value-type="float" office:value="5893496.91" calcext:value-type="float">
            <text:p>5893496.91000000000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5.35" calcext:value-type="float">
            <text:p>430115.35000000000</text:p>
          </table:table-cell>
          <table:table-cell office:value-type="float" office:value="5893491.24" calcext:value-type="float">
            <text:p>5893491.2400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4" calcext:value-type="float">
            <text:p>3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1.23" calcext:value-type="float">
            <text:p>430141.23000000000</text:p>
          </table:table-cell>
          <table:table-cell office:value-type="float" office:value="5893475.94" calcext:value-type="float">
            <text:p>5893475.9400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8.71" calcext:value-type="float">
            <text:p>430118.71000000000</text:p>
          </table:table-cell>
          <table:table-cell office:value-type="float" office:value="5893491.95" calcext:value-type="float">
            <text:p>5893491.9500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8.54" calcext:value-type="float">
            <text:p>430168.54000000000</text:p>
          </table:table-cell>
          <table:table-cell office:value-type="float" office:value="5893478.54" calcext:value-type="float">
            <text:p>5893478.5400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8.08" calcext:value-type="float">
            <text:p>430138.08000000000</text:p>
          </table:table-cell>
          <table:table-cell office:value-type="float" office:value="5893468.3" calcext:value-type="float">
            <text:p>5893468.3000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2" calcext:value-type="float">
            <text:p>5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5.63" calcext:value-type="float">
            <text:p>430145.63000000000</text:p>
          </table:table-cell>
          <table:table-cell office:value-type="float" office:value="5893468.62" calcext:value-type="float">
            <text:p>5893468.6200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6.83" calcext:value-type="float">
            <text:p>430136.83000000000</text:p>
          </table:table-cell>
          <table:table-cell office:value-type="float" office:value="5893472.53" calcext:value-type="float">
            <text:p>5893472.5300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6.76" calcext:value-type="float">
            <text:p>430136.76000000000</text:p>
          </table:table-cell>
          <table:table-cell office:value-type="float" office:value="5893477.23" calcext:value-type="float">
            <text:p>5893477.2300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3.24" calcext:value-type="float">
            <text:p>430133.24000000000</text:p>
          </table:table-cell>
          <table:table-cell office:value-type="float" office:value="5893473.09" calcext:value-type="float">
            <text:p>5893473.09000000000</text:p>
          </table:table-cell>
          <table:table-cell office:value-type="float" office:value="560" calcext:value-type="float">
            <text:p>560</text:p>
          </table:table-cell>
          <table:table-cell office:value-type="float" office:value="56" calcext:value-type="float">
            <text:p>5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5.85" calcext:value-type="float">
            <text:p>430105.85000000000</text:p>
          </table:table-cell>
          <table:table-cell office:value-type="float" office:value="5893494.69" calcext:value-type="float">
            <text:p>5893494.6900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8.68" calcext:value-type="float">
            <text:p>430128.68000000000</text:p>
          </table:table-cell>
          <table:table-cell office:value-type="float" office:value="5893474.9" calcext:value-type="float">
            <text:p>5893474.9000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0.49" calcext:value-type="float">
            <text:p>430180.49000000000</text:p>
          </table:table-cell>
          <table:table-cell office:value-type="float" office:value="5893468.37" calcext:value-type="float">
            <text:p>5893468.37000000000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1.29" calcext:value-type="float">
            <text:p>430111.29000000000</text:p>
          </table:table-cell>
          <table:table-cell office:value-type="float" office:value="5893463.98" calcext:value-type="float">
            <text:p>5893463.9800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15.47" calcext:value-type="float">
            <text:p>430115.47000000000</text:p>
          </table:table-cell>
          <table:table-cell office:value-type="float" office:value="5893463.16" calcext:value-type="float">
            <text:p>5893463.1600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Betula pendul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9.14" calcext:value-type="float">
            <text:p>430179.14000000000</text:p>
          </table:table-cell>
          <table:table-cell office:value-type="float" office:value="5893477.29" calcext:value-type="float">
            <text:p>5893477.2900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8.12" calcext:value-type="float">
            <text:p>430108.12000000000</text:p>
          </table:table-cell>
          <table:table-cell office:value-type="float" office:value="5893456.7" calcext:value-type="float">
            <text:p>5893456.7000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Tilia platyphyl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6.07" calcext:value-type="float">
            <text:p>430186.07000000000</text:p>
          </table:table-cell>
          <table:table-cell office:value-type="float" office:value="5893490.16" calcext:value-type="float">
            <text:p>5893490.1600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02.1" calcext:value-type="float">
            <text:p>430102.10000000000</text:p>
          </table:table-cell>
          <table:table-cell office:value-type="float" office:value="5893446.14" calcext:value-type="float">
            <text:p>5893446.140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099.19" calcext:value-type="float">
            <text:p>430099.19000000000</text:p>
          </table:table-cell>
          <table:table-cell office:value-type="float" office:value="5893434.03" calcext:value-type="float">
            <text:p>5893434.03000000000</text:p>
          </table:table-cell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3.03" calcext:value-type="float">
            <text:p>430143.03000000000</text:p>
          </table:table-cell>
          <table:table-cell office:value-type="float" office:value="5893493.19" calcext:value-type="float">
            <text:p>5893493.1900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Betula pendul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4.11" calcext:value-type="float">
            <text:p>430184.11000000000</text:p>
          </table:table-cell>
          <table:table-cell office:value-type="float" office:value="5893490.73" calcext:value-type="float">
            <text:p>5893490.7300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4.14" calcext:value-type="float">
            <text:p>430184.14000000000</text:p>
          </table:table-cell>
          <table:table-cell office:value-type="float" office:value="5893492.9" calcext:value-type="float">
            <text:p>5893492.9000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6.39" calcext:value-type="float">
            <text:p>430186.39000000000</text:p>
          </table:table-cell>
          <table:table-cell office:value-type="float" office:value="5893503.43" calcext:value-type="float">
            <text:p>5893503.4300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Acer campestre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7.91" calcext:value-type="float">
            <text:p>430187.91000000000</text:p>
          </table:table-cell>
          <table:table-cell office:value-type="float" office:value="5893511.97" calcext:value-type="float">
            <text:p>5893511.97000000000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96.43" calcext:value-type="float">
            <text:p>430196.43000000000</text:p>
          </table:table-cell>
          <table:table-cell office:value-type="float" office:value="5893510.29" calcext:value-type="float">
            <text:p>5893510.29000000000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200.06" calcext:value-type="float">
            <text:p>430200.06000000000</text:p>
          </table:table-cell>
          <table:table-cell office:value-type="float" office:value="5893507.51" calcext:value-type="float">
            <text:p>5893507.51000000000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96.54" calcext:value-type="float">
            <text:p>430196.54000000000</text:p>
          </table:table-cell>
          <table:table-cell office:value-type="float" office:value="5893503" calcext:value-type="float">
            <text:p>5893503.00000000000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90.17" calcext:value-type="float">
            <text:p>430190.17000000000</text:p>
          </table:table-cell>
          <table:table-cell office:value-type="float" office:value="5893472.29" calcext:value-type="float">
            <text:p>5893472.2900000000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1.45" calcext:value-type="float">
            <text:p>430151.45000000000</text:p>
          </table:table-cell>
          <table:table-cell office:value-type="float" office:value="5893478.88" calcext:value-type="float">
            <text:p>5893478.8800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2" calcext:value-type="float">
            <text:p>5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90.64" calcext:value-type="float">
            <text:p>430190.64000000000</text:p>
          </table:table-cell>
          <table:table-cell office:value-type="float" office:value="5893470.24" calcext:value-type="float">
            <text:p>5893470.2400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9.69" calcext:value-type="float">
            <text:p>430189.69000000000</text:p>
          </table:table-cell>
          <table:table-cell office:value-type="float" office:value="5893464.07" calcext:value-type="float">
            <text:p>5893464.0700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2.36" calcext:value-type="float">
            <text:p>430182.36000000000</text:p>
          </table:table-cell>
          <table:table-cell office:value-type="float" office:value="5893458.06" calcext:value-type="float">
            <text:p>5893458.0600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1.93" calcext:value-type="float">
            <text:p>430181.93000000000</text:p>
          </table:table-cell>
          <table:table-cell office:value-type="float" office:value="5893450.4" calcext:value-type="float">
            <text:p>5893450.4000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Acer pseudoplatan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2.68" calcext:value-type="float">
            <text:p>430182.68000000000</text:p>
          </table:table-cell>
          <table:table-cell office:value-type="float" office:value="5893438.91" calcext:value-type="float">
            <text:p>5893438.9100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Acer pseudoplatan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4.94" calcext:value-type="float">
            <text:p>430174.94000000000</text:p>
          </table:table-cell>
          <table:table-cell office:value-type="float" office:value="5893435.2" calcext:value-type="float">
            <text:p>5893435.20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7.67" calcext:value-type="float">
            <text:p>430167.67000000000</text:p>
          </table:table-cell>
          <table:table-cell office:value-type="float" office:value="5893437.78" calcext:value-type="float">
            <text:p>5893437.7800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Tilia cordat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7.61" calcext:value-type="float">
            <text:p>430167.61000000000</text:p>
          </table:table-cell>
          <table:table-cell office:value-type="float" office:value="5893437.35" calcext:value-type="float">
            <text:p>5893437.3500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1.37" calcext:value-type="float">
            <text:p>430161.37000000000</text:p>
          </table:table-cell>
          <table:table-cell office:value-type="float" office:value="5893444.88" calcext:value-type="float">
            <text:p>5893444.8800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3.7" calcext:value-type="float">
            <text:p>430153.70000000000</text:p>
          </table:table-cell>
          <table:table-cell office:value-type="float" office:value="5893443.99" calcext:value-type="float">
            <text:p>5893443.9900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arpinus betu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4.97" calcext:value-type="float">
            <text:p>430174.97000000000</text:p>
          </table:table-cell>
          <table:table-cell office:value-type="float" office:value="5893462.44" calcext:value-type="float">
            <text:p>5893462.44000000000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bu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7.28" calcext:value-type="float">
            <text:p>430177.28000000000</text:p>
          </table:table-cell>
          <table:table-cell office:value-type="float" office:value="5893428.91" calcext:value-type="float">
            <text:p>5893428.9100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7.75" calcext:value-type="float">
            <text:p>430167.75000000000</text:p>
          </table:table-cell>
          <table:table-cell office:value-type="float" office:value="5893431.1" calcext:value-type="float">
            <text:p>5893431.1000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8.94" calcext:value-type="float">
            <text:p>430168.94000000000</text:p>
          </table:table-cell>
          <table:table-cell office:value-type="float" office:value="5893428.67" calcext:value-type="float">
            <text:p>5893428.6700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8.05" calcext:value-type="float">
            <text:p>430168.05000000000</text:p>
          </table:table-cell>
          <table:table-cell office:value-type="float" office:value="5893424.32" calcext:value-type="float">
            <text:p>5893424.320000000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6.66" calcext:value-type="float">
            <text:p>430166.66000000000</text:p>
          </table:table-cell>
          <table:table-cell office:value-type="float" office:value="5893423.52" calcext:value-type="float">
            <text:p>5893423.52000000000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3.09" calcext:value-type="float">
            <text:p>430163.09000000000</text:p>
          </table:table-cell>
          <table:table-cell office:value-type="float" office:value="5893425.57" calcext:value-type="float">
            <text:p>5893425.5700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2.43" calcext:value-type="float">
            <text:p>430162.43000000000</text:p>
          </table:table-cell>
          <table:table-cell office:value-type="float" office:value="5893425.27" calcext:value-type="float">
            <text:p>5893425.2700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3.81" calcext:value-type="float">
            <text:p>430163.81000000000</text:p>
          </table:table-cell>
          <table:table-cell office:value-type="float" office:value="5893425.03" calcext:value-type="float">
            <text:p>5893425.0300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9.02" calcext:value-type="float">
            <text:p>430159.02000000000</text:p>
          </table:table-cell>
          <table:table-cell office:value-type="float" office:value="5893430.11" calcext:value-type="float">
            <text:p>5893430.1100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6.62" calcext:value-type="float">
            <text:p>430156.62000000000</text:p>
          </table:table-cell>
          <table:table-cell office:value-type="float" office:value="5893430.97" calcext:value-type="float">
            <text:p>5893430.9700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6.03" calcext:value-type="float">
            <text:p>430156.03000000000</text:p>
          </table:table-cell>
          <table:table-cell office:value-type="float" office:value="5893430.48" calcext:value-type="float">
            <text:p>5893430.4800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6.21" calcext:value-type="float">
            <text:p>430156.21000000000</text:p>
          </table:table-cell>
          <table:table-cell office:value-type="float" office:value="5893428.14" calcext:value-type="float">
            <text:p>5893428.14000000000</text:p>
          </table:table-cell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6.85" calcext:value-type="float">
            <text:p>430156.85000000000</text:p>
          </table:table-cell>
          <table:table-cell office:value-type="float" office:value="5893427.83" calcext:value-type="float">
            <text:p>5893427.83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7.22" calcext:value-type="float">
            <text:p>430157.22000000000</text:p>
          </table:table-cell>
          <table:table-cell office:value-type="float" office:value="5893426.78" calcext:value-type="float">
            <text:p>5893426.7800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4.72" calcext:value-type="float">
            <text:p>430154.72000000000</text:p>
          </table:table-cell>
          <table:table-cell office:value-type="float" office:value="5893422.23" calcext:value-type="float">
            <text:p>5893422.2300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5.47" calcext:value-type="float">
            <text:p>430155.47000000000</text:p>
          </table:table-cell>
          <table:table-cell office:value-type="float" office:value="5893419.74" calcext:value-type="float">
            <text:p>5893419.7400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1.33" calcext:value-type="float">
            <text:p>430151.33000000000</text:p>
          </table:table-cell>
          <table:table-cell office:value-type="float" office:value="5893426.15" calcext:value-type="float">
            <text:p>5893426.15000000000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9.34" calcext:value-type="float">
            <text:p>430149.34000000000</text:p>
          </table:table-cell>
          <table:table-cell office:value-type="float" office:value="5893425.85" calcext:value-type="float">
            <text:p>5893425.8500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8.45" calcext:value-type="float">
            <text:p>430148.45000000000</text:p>
          </table:table-cell>
          <table:table-cell office:value-type="float" office:value="5893425.29" calcext:value-type="float">
            <text:p>5893425.2900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1.05" calcext:value-type="float">
            <text:p>430151.05000000000</text:p>
          </table:table-cell>
          <table:table-cell office:value-type="float" office:value="5893423.34" calcext:value-type="float">
            <text:p>5893423.34000000000</text:p>
          </table:table-cell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0.04" calcext:value-type="float">
            <text:p>430150.04000000000</text:p>
          </table:table-cell>
          <table:table-cell office:value-type="float" office:value="5893421.19" calcext:value-type="float">
            <text:p>5893421.190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8.66" calcext:value-type="float">
            <text:p>430148.66000000000</text:p>
          </table:table-cell>
          <table:table-cell office:value-type="float" office:value="5893417.78" calcext:value-type="float">
            <text:p>5893417.7800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8.72" calcext:value-type="float">
            <text:p>430148.72000000000</text:p>
          </table:table-cell>
          <table:table-cell office:value-type="float" office:value="5893417.18" calcext:value-type="float">
            <text:p>5893417.1800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9.2" calcext:value-type="float">
            <text:p>430149.20000000000</text:p>
          </table:table-cell>
          <table:table-cell office:value-type="float" office:value="5893417.68" calcext:value-type="float">
            <text:p>5893417.6800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9.91" calcext:value-type="float">
            <text:p>430149.91000000000</text:p>
          </table:table-cell>
          <table:table-cell office:value-type="float" office:value="5893416.37" calcext:value-type="float">
            <text:p>5893416.3700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4" calcext:value-type="float">
            <text:p>3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7.03" calcext:value-type="float">
            <text:p>430147.03000000000</text:p>
          </table:table-cell>
          <table:table-cell office:value-type="float" office:value="5893429.14" calcext:value-type="float">
            <text:p>5893429.1400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5.99" calcext:value-type="float">
            <text:p>430145.99000000000</text:p>
          </table:table-cell>
          <table:table-cell office:value-type="float" office:value="5893428.34" calcext:value-type="float">
            <text:p>5893428.3400000000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5.38" calcext:value-type="float">
            <text:p>430145.38000000000</text:p>
          </table:table-cell>
          <table:table-cell office:value-type="float" office:value="5893426.11" calcext:value-type="float">
            <text:p>5893426.11000000000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6.24" calcext:value-type="float">
            <text:p>430146.24000000000</text:p>
          </table:table-cell>
          <table:table-cell office:value-type="float" office:value="5893422.65" calcext:value-type="float">
            <text:p>5893422.6500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2.07" calcext:value-type="float">
            <text:p>430142.07000000000</text:p>
          </table:table-cell>
          <table:table-cell office:value-type="float" office:value="5893425.64" calcext:value-type="float">
            <text:p>5893425.6400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1.21" calcext:value-type="float">
            <text:p>430141.21000000000</text:p>
          </table:table-cell>
          <table:table-cell office:value-type="float" office:value="5893425.37" calcext:value-type="float">
            <text:p>5893425.3700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8.83" calcext:value-type="float">
            <text:p>430138.83000000000</text:p>
          </table:table-cell>
          <table:table-cell office:value-type="float" office:value="5893424.96" calcext:value-type="float">
            <text:p>5893424.9600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6.27" calcext:value-type="float">
            <text:p>430136.27000000000</text:p>
          </table:table-cell>
          <table:table-cell office:value-type="float" office:value="5893427.51" calcext:value-type="float">
            <text:p>5893427.5100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3" calcext:value-type="float">
            <text:p>5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9.74" calcext:value-type="float">
            <text:p>430139.74000000000</text:p>
          </table:table-cell>
          <table:table-cell office:value-type="float" office:value="5893419.32" calcext:value-type="float">
            <text:p>5893419.32000000000</text:p>
          </table:table-cell>
          <table:table-cell office:value-type="float" office:value="310" calcext:value-type="float">
            <text:p>310</text:p>
          </table:table-cell>
          <table:table-cell office:value-type="float" office:value="31" calcext:value-type="float">
            <text:p>3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9.54" calcext:value-type="float">
            <text:p>430139.54000000000</text:p>
          </table:table-cell>
          <table:table-cell office:value-type="float" office:value="5893417.53" calcext:value-type="float">
            <text:p>5893417.53000000000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3.55" calcext:value-type="float">
            <text:p>430143.55000000000</text:p>
          </table:table-cell>
          <table:table-cell office:value-type="float" office:value="5893416.04" calcext:value-type="float">
            <text:p>5893416.0400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4.04" calcext:value-type="float">
            <text:p>430144.04000000000</text:p>
          </table:table-cell>
          <table:table-cell office:value-type="float" office:value="5893416.54" calcext:value-type="float">
            <text:p>5893416.5400000000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2.3" calcext:value-type="float">
            <text:p>430132.30000000000</text:p>
          </table:table-cell>
          <table:table-cell office:value-type="float" office:value="5893418.28" calcext:value-type="float">
            <text:p>5893418.28000000000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6.6" calcext:value-type="float">
            <text:p>430126.60000000000</text:p>
          </table:table-cell>
          <table:table-cell office:value-type="float" office:value="5893419.44" calcext:value-type="float">
            <text:p>5893419.4400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5.62" calcext:value-type="float">
            <text:p>430125.62000000000</text:p>
          </table:table-cell>
          <table:table-cell office:value-type="float" office:value="5893419.41" calcext:value-type="float">
            <text:p>5893419.41000000000</text:p>
          </table:table-cell>
          <table:table-cell office:value-type="float" office:value="340" calcext:value-type="float">
            <text:p>340</text:p>
          </table:table-cell>
          <table:table-cell office:value-type="float" office:value="34" calcext:value-type="float">
            <text:p>3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3.17" calcext:value-type="float">
            <text:p>430123.17000000000</text:p>
          </table:table-cell>
          <table:table-cell office:value-type="float" office:value="5893420.41" calcext:value-type="float">
            <text:p>5893420.4100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0.15" calcext:value-type="float">
            <text:p>430120.15000000000</text:p>
          </table:table-cell>
          <table:table-cell office:value-type="float" office:value="5893419.04" calcext:value-type="float">
            <text:p>5893419.04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8.88" calcext:value-type="float">
            <text:p>430128.88000000000</text:p>
          </table:table-cell>
          <table:table-cell office:value-type="float" office:value="5893430.4" calcext:value-type="float">
            <text:p>5893430.40000000000</text:p>
          </table:table-cell>
          <table:table-cell office:value-type="float" office:value="620" calcext:value-type="float">
            <text:p>620</text:p>
          </table:table-cell>
          <table:table-cell office:value-type="float" office:value="62" calcext:value-type="float">
            <text:p>6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7.66" calcext:value-type="float">
            <text:p>430127.66000000000</text:p>
          </table:table-cell>
          <table:table-cell office:value-type="float" office:value="5893425.98" calcext:value-type="float">
            <text:p>5893425.98000000000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1.51" calcext:value-type="float">
            <text:p>430131.51000000000</text:p>
          </table:table-cell>
          <table:table-cell office:value-type="float" office:value="5893426.21" calcext:value-type="float">
            <text:p>5893426.21000000000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7.17" calcext:value-type="float">
            <text:p>430137.17000000000</text:p>
          </table:table-cell>
          <table:table-cell office:value-type="float" office:value="5893433.79" calcext:value-type="float">
            <text:p>5893433.7900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9.58" calcext:value-type="float">
            <text:p>430139.58000000000</text:p>
          </table:table-cell>
          <table:table-cell office:value-type="float" office:value="5893435.83" calcext:value-type="float">
            <text:p>5893435.8300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Ulmus spec.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1.56" calcext:value-type="float">
            <text:p>430141.56000000000</text:p>
          </table:table-cell>
          <table:table-cell office:value-type="float" office:value="5893440.93" calcext:value-type="float">
            <text:p>5893440.93000000000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6.93" calcext:value-type="float">
            <text:p>430136.93000000000</text:p>
          </table:table-cell>
          <table:table-cell office:value-type="float" office:value="5893439.2" calcext:value-type="float">
            <text:p>5893439.2000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4.05" calcext:value-type="float">
            <text:p>430134.05000000000</text:p>
          </table:table-cell>
          <table:table-cell office:value-type="float" office:value="5893437.74" calcext:value-type="float">
            <text:p>5893437.7400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0.07" calcext:value-type="float">
            <text:p>430130.07000000000</text:p>
          </table:table-cell>
          <table:table-cell office:value-type="float" office:value="5893442.52" calcext:value-type="float">
            <text:p>5893442.52000000000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3.61" calcext:value-type="float">
            <text:p>430133.61000000000</text:p>
          </table:table-cell>
          <table:table-cell office:value-type="float" office:value="5893447.46" calcext:value-type="float">
            <text:p>5893447.46000000000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7.04" calcext:value-type="float">
            <text:p>430137.04000000000</text:p>
          </table:table-cell>
          <table:table-cell office:value-type="float" office:value="5893444.56" calcext:value-type="float">
            <text:p>5893444.56000000000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9.52" calcext:value-type="float">
            <text:p>430139.52000000000</text:p>
          </table:table-cell>
          <table:table-cell office:value-type="float" office:value="5893445.1" calcext:value-type="float">
            <text:p>5893445.10000000000</text:p>
          </table:table-cell>
          <table:table-cell office:value-type="float" office:value="630" calcext:value-type="float">
            <text:p>630</text:p>
          </table:table-cell>
          <table:table-cell office:value-type="float" office:value="63" calcext:value-type="float">
            <text:p>63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1.76" calcext:value-type="float">
            <text:p>430141.76000000000</text:p>
          </table:table-cell>
          <table:table-cell office:value-type="float" office:value="5893445.73" calcext:value-type="float">
            <text:p>5893445.7300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2" calcext:value-type="float">
            <text:p>5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5.38" calcext:value-type="float">
            <text:p>430135.38000000000</text:p>
          </table:table-cell>
          <table:table-cell office:value-type="float" office:value="5893451.14" calcext:value-type="float">
            <text:p>5893451.1400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7.16" calcext:value-type="float">
            <text:p>430137.16000000000</text:p>
          </table:table-cell>
          <table:table-cell office:value-type="float" office:value="5893453" calcext:value-type="float">
            <text:p>5893453.00000000000</text:p>
          </table:table-cell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40.66" calcext:value-type="float">
            <text:p>430140.66000000000</text:p>
          </table:table-cell>
          <table:table-cell office:value-type="float" office:value="5893453.72" calcext:value-type="float">
            <text:p>5893453.72000000000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6.57" calcext:value-type="float">
            <text:p>430136.57000000000</text:p>
          </table:table-cell>
          <table:table-cell office:value-type="float" office:value="5893457.84" calcext:value-type="float">
            <text:p>5893457.84000000000</text:p>
          </table:table-cell>
          <table:table-cell office:value-type="float" office:value="520" calcext:value-type="float">
            <text:p>520</text:p>
          </table:table-cell>
          <table:table-cell office:value-type="float" office:value="52" calcext:value-type="float">
            <text:p>52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2.5" calcext:value-type="float">
            <text:p>430132.50000000000</text:p>
          </table:table-cell>
          <table:table-cell office:value-type="float" office:value="5893458.69" calcext:value-type="float">
            <text:p>5893458.69000000000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31.79" calcext:value-type="float">
            <text:p>430131.79000000000</text:p>
          </table:table-cell>
          <table:table-cell office:value-type="float" office:value="5893460.53" calcext:value-type="float">
            <text:p>5893460.530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6.92" calcext:value-type="float">
            <text:p>430126.92000000000</text:p>
          </table:table-cell>
          <table:table-cell office:value-type="float" office:value="5893463.67" calcext:value-type="float">
            <text:p>5893463.6700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28.08" calcext:value-type="float">
            <text:p>430128.08000000000</text:p>
          </table:table-cell>
          <table:table-cell office:value-type="float" office:value="5893467.67" calcext:value-type="float">
            <text:p>5893467.6700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1" calcext:value-type="float">
            <text:p>5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70" calcext:value-type="float">
            <text:p>10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2.24" calcext:value-type="float">
            <text:p>430182.24000000000</text:p>
          </table:table-cell>
          <table:table-cell office:value-type="float" office:value="5893500.77" calcext:value-type="float">
            <text:p>5893500.7700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87" calcext:value-type="float">
            <text:p>10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tula pendul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0.92" calcext:value-type="float">
            <text:p>430180.92000000000</text:p>
          </table:table-cell>
          <table:table-cell office:value-type="float" office:value="5893492.53" calcext:value-type="float">
            <text:p>5893492.53000000000</text:p>
          </table:table-cell>
          <table:table-cell office:value-type="float" office:value="510" calcext:value-type="float">
            <text:p>510</text:p>
          </table:table-cell>
          <table:table-cell office:value-type="float" office:value="51" calcext:value-type="float">
            <text:p>51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91" calcext:value-type="float">
            <text:p>10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3.66" calcext:value-type="float">
            <text:p>430183.66000000000</text:p>
          </table:table-cell>
          <table:table-cell office:value-type="float" office:value="5893478.66" calcext:value-type="float">
            <text:p>5893478.6600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92" calcext:value-type="float">
            <text:p>10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3.01" calcext:value-type="float">
            <text:p>430183.01000000000</text:p>
          </table:table-cell>
          <table:table-cell office:value-type="float" office:value="5893477.52" calcext:value-type="float">
            <text:p>5893477.52000000000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02" calcext:value-type="float">
            <text:p>1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ilia platyphyllus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2.25" calcext:value-type="float">
            <text:p>430162.25000000000</text:p>
          </table:table-cell>
          <table:table-cell office:value-type="float" office:value="5893469.9" calcext:value-type="float">
            <text:p>5893469.90000000000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05" calcext:value-type="float">
            <text:p>1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5.88" calcext:value-type="float">
            <text:p>430185.88000000000</text:p>
          </table:table-cell>
          <table:table-cell office:value-type="float" office:value="5893456.46" calcext:value-type="float">
            <text:p>5893456.46000000000</text:p>
          </table:table-cell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06" calcext:value-type="float">
            <text:p>1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Quercus robur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86.12" calcext:value-type="float">
            <text:p>430186.12000000000</text:p>
          </table:table-cell>
          <table:table-cell office:value-type="float" office:value="5893441.14" calcext:value-type="float">
            <text:p>5893441.14000000000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07" calcext:value-type="float">
            <text:p>1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lia cordat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9.31" calcext:value-type="float">
            <text:p>430179.31000000000</text:p>
          </table:table-cell>
          <table:table-cell office:value-type="float" office:value="5893457.72" calcext:value-type="float">
            <text:p>5893457.7200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08" calcext:value-type="float">
            <text:p>1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Ulmus spec.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74.24" calcext:value-type="float">
            <text:p>430174.24000000000</text:p>
          </table:table-cell>
          <table:table-cell office:value-type="float" office:value="5893448.7" calcext:value-type="float">
            <text:p>5893448.7000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09" calcext:value-type="float">
            <text:p>1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Quercus robur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64.66" calcext:value-type="float">
            <text:p>430164.66000000000</text:p>
          </table:table-cell>
          <table:table-cell office:value-type="float" office:value="5893444.32" calcext:value-type="float">
            <text:p>5893444.32000000000</text:p>
          </table:table-cell>
          <table:table-cell office:value-type="float" office:value="760" calcext:value-type="float">
            <text:p>760</text:p>
          </table:table-cell>
          <table:table-cell office:value-type="float" office:value="76" calcext:value-type="float">
            <text:p>76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24" calcext:value-type="float">
            <text:p>1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gus sylvatic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097.78" calcext:value-type="float">
            <text:p>430097.78000000000</text:p>
          </table:table-cell>
          <table:table-cell office:value-type="float" office:value="5893424.69" calcext:value-type="float">
            <text:p>5893424.69000000000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16" calcext:value-type="float">
            <text:p>2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lnus glutinosa</text:p>
          </table:table-cell>
          <table:table-cell office:value-type="float" office:value="0" calcext:value-type="float">
            <text:p>0.00000000000</text:p>
          </table:table-cell>
          <table:table-cell/>
          <table:table-cell office:value-type="float" office:value="0" calcext:value-type="float">
            <text:p>0.00000000000</text:p>
          </table:table-cell>
          <table:table-cell table:number-columns-repeated="2"/>
          <table:table-cell office:value-type="float" office:value="430151.24" calcext:value-type="float">
            <text:p>430151.24000000000</text:p>
          </table:table-cell>
          <table:table-cell office:value-type="float" office:value="5893446.94" calcext:value-type="float">
            <text:p>5893446.94000000000</text:p>
          </table:table-cell>
          <table:table-cell office:value-type="float" office:value="540" calcext:value-type="float">
            <text:p>540</text:p>
          </table:table-cell>
          <table:table-cell office:value-type="float" office:value="54" calcext:value-type="float">
            <text:p>54.00000000000</text:p>
          </table:table-cell>
          <table:table-cell/>
          <table:table-cell table:style-name="ce3"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</table:table-row>
        <table:table-row table:style-name="ro1" table:number-rows-repeated="104825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20:25:15.897483250</dc:date>
    <dc:creator>Johannes Osewold</dc:creator>
    <meta:editing-duration>PT2M30S</meta:editing-duration>
    <meta:editing-cycles>1</meta:editing-cycles>
    <meta:generator>LibreOffice/7.3.4.2$Linux_X86_64 LibreOffice_project/30$Build-2</meta:generator>
    <meta:document-statistic meta:table-count="1" meta:cell-count="4424" meta:object-count="0"/>
  </office:meta>
</office:document-meta>
</file>